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ambria-Italic" svg:font-family="Cambria-Italic" style:font-family-generic="script"/>
    <style:font-face style:name="Segoe UI" svg:font-family="'Segoe UI'" style:font-family-generic="swiss"/>
    <style:font-face style:name="Courier New" svg:font-family="'Courier New'" style:font-family-generic="modern" style:font-pitch="fixed"/>
    <style:font-face style:name="Cambria" svg:font-family="Cambria" style:font-family-generic="roman" style:font-pitch="variable"/>
    <style:font-face style:name="Lucida Grande" svg:font-family="'Lucida Grande'" style:font-family-generic="roman" style:font-pitch="variable"/>
    <style:font-face style:name="Mangal" svg:font-family="Mangal" style:font-family-generic="roman" style:font-pitch="variable"/>
    <style:font-face style:name="Times" svg:font-family="Times" style:font-family-generic="roman" style:font-pitch="variable"/>
    <style:font-face style:name="Arial" svg:font-family="Arial" style:font-family-generic="swiss" style:font-pitch="variable"/>
    <style:font-face style:name="Calibri" svg:font-family="Calibri" style:font-family-generic="swiss" style:font-pitch="variable"/>
    <style:font-face style:name="Cambria1" svg:font-family="Cambria" style:font-family-generic="swiss" style:font-pitch="variable"/>
    <style:font-face style:name="DejaVu Sans" svg:font-family="'DejaVu Sans'" style:font-family-generic="swiss" style:font-pitch="variable"/>
    <style:font-face style:name="Microsoft YaHei" svg:font-family="'Microsoft YaHei'" style:font-family-generic="swiss" style:font-pitch="variable"/>
    <style:font-face style:name="Segoe UI1" svg:font-family="'Segoe UI'"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padding-left="0cm" fo:padding-right="0cm" fo:padding-top="0cm" fo:padding-bottom="0.035cm" fo:border-left="none" fo:border-right="none" fo:border-top="none" fo:border-bottom="0.51pt solid #00000a" style:shadow="none">
        <style:tab-stops>
          <style:tab-stop style:position="7.62cm" style:type="center"/>
          <style:tab-stop style:position="14.753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Standard">
      <style:paragraph-properties fo:break-before="page"/>
    </style:style>
    <style:style style:name="P4" style:family="paragraph" style:parent-style-name="Standard">
      <style:paragraph-properties fo:text-align="center" style:justify-single-word="false" fo:break-before="page"/>
      <style:text-properties fo:font-size="18pt" fo:font-weight="bold" style:font-size-asian="18pt" style:font-weight-asian="bold" style:font-size-complex="18pt"/>
    </style:style>
    <style:style style:name="P5" style:family="paragraph" style:parent-style-name="Standard">
      <style:paragraph-properties fo:break-before="page"/>
      <style:text-properties style:font-name="Calibri"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fo:font-size="20pt" fo:language="en" fo:country="US" fo:font-weight="bold" style:font-size-asian="20pt" style:font-weight-asian="bold" style:font-name-complex="Arial" style:font-size-complex="20pt"/>
    </style:style>
    <style:style style:name="P7" style:family="paragraph" style:parent-style-name="Standard">
      <style:paragraph-properties fo:text-align="center" style:justify-single-word="false"/>
    </style:style>
    <style:style style:name="P8" style:family="paragraph" style:parent-style-name="Standard">
      <style:text-properties fo:language="en" fo:country="US"/>
    </style:style>
    <style:style style:name="P9" style:family="paragraph" style:parent-style-name="Standard">
      <style:text-properties fo:language="en" fo:country="US" style:font-size-complex="11pt"/>
    </style:style>
    <style:style style:name="P10" style:family="paragraph" style:parent-style-name="Standard">
      <style:text-properties fo:language="en" fo:country="US" fo:font-style="italic" style:font-style-asian="italic" style:font-style-complex="italic"/>
    </style:style>
    <style:style style:name="P11" style:family="paragraph" style:parent-style-name="Standard">
      <style:paragraph-properties>
        <style:tab-stops>
          <style:tab-stop style:position="9.419cm"/>
        </style:tab-stops>
      </style:paragraph-properties>
    </style:style>
    <style:style style:name="P12" style:family="paragraph" style:parent-style-name="Standard">
      <style:paragraph-properties fo:text-align="center" style:justify-single-word="false"/>
      <style:text-properties fo:font-size="18pt" fo:font-weight="bold" style:font-size-asian="18pt" style:font-weight-asian="bold" style:font-size-complex="18pt"/>
    </style:style>
    <style:style style:name="P13" style:family="paragraph" style:parent-style-name="Standard">
      <style:text-properties style:font-size-complex="11pt"/>
    </style:style>
    <style:style style:name="P14" style:family="paragraph" style:parent-style-name="Standard">
      <style:text-properties fo:font-size="20pt" fo:font-weight="bold" style:font-size-asian="20pt" style:font-weight-asian="bold" style:font-size-complex="20pt"/>
    </style:style>
    <style:style style:name="P15" style:family="paragraph" style:parent-style-name="Standard">
      <style:text-properties style:font-name-asian="Cambria" style:font-name-complex="Cambria" style:font-size-complex="11pt"/>
    </style:style>
    <style:style style:name="P16" style:family="paragraph" style:parent-style-name="Standard">
      <style:paragraph-properties style:text-autospace="none"/>
      <style:text-properties style:font-name-asian="Cambria" style:font-name-complex="Cambria" style:font-size-complex="11pt"/>
    </style:style>
    <style:style style:name="P17" style:family="paragraph" style:parent-style-name="Standard">
      <style:paragraph-properties style:text-autospace="none"/>
    </style:style>
    <style:style style:name="P18" style:family="paragraph" style:parent-style-name="Standard">
      <style:paragraph-properties style:text-autospace="none"/>
      <style:text-properties fo:font-weight="bold" style:font-weight-asian="bold"/>
    </style:style>
    <style:style style:name="P19" style:family="paragraph" style:parent-style-name="Standard">
      <style:text-properties fo:font-style="italic" style:font-style-asian="italic" style:font-style-complex="italic"/>
    </style:style>
    <style:style style:name="P20" style:family="paragraph" style:parent-style-name="Standard">
      <style:text-properties style:font-name="Calibri" fo:font-size="16pt" fo:font-weight="bold" style:font-size-asian="16pt" style:font-weight-asian="bold" style:font-size-complex="16pt" style:font-weight-complex="bold"/>
    </style:style>
    <style:style style:name="P21" style:family="paragraph" style:parent-style-name="Standard">
      <style:text-properties style:font-name="Calibri" fo:font-size="16pt" fo:font-style="italic" fo:font-weight="bold" style:font-size-asian="16pt" style:font-style-asian="italic" style:font-weight-asian="bold" style:font-size-complex="16pt" style:font-style-complex="italic" style:font-weight-complex="bold"/>
    </style:style>
    <style:style style:name="P22" style:family="paragraph" style:parent-style-name="Standard">
      <style:text-properties style:font-name="Calibri" fo:font-size="13pt" fo:font-weight="bold" style:font-size-asian="13pt" style:font-weight-asian="bold" style:font-size-complex="13pt" style:font-weight-complex="bold"/>
    </style:style>
    <style:style style:name="P23" style:family="paragraph" style:parent-style-name="Standard">
      <style:paragraph-properties fo:text-align="justify" style:justify-single-word="false"/>
    </style:style>
    <style:style style:name="P24" style:family="paragraph" style:parent-style-name="Standard">
      <style:paragraph-properties fo:margin-top="0cm" fo:margin-bottom="0.423cm" style:contextual-spacing="false" fo:orphans="0" fo:widows="0"/>
      <style:text-properties style:font-name="Times" fo:language="en" fo:country="US" style:font-name-complex="Times" style:font-size-complex="11pt"/>
    </style:style>
    <style:style style:name="P25" style:family="paragraph" style:parent-style-name="Contents_20_1">
      <style:paragraph-properties>
        <style:tab-stops>
          <style:tab-stop style:position="14.651cm" style:type="right" style:leader-style="dotted" style:leader-text="."/>
        </style:tab-stops>
      </style:paragraph-properties>
    </style:style>
    <style:style style:name="P26" style:family="paragraph" style:parent-style-name="Contents_20_2">
      <style:paragraph-properties>
        <style:tab-stops>
          <style:tab-stop style:position="14.651cm" style:type="right" style:leader-style="dotted" style:leader-text="."/>
        </style:tab-stops>
      </style:paragraph-properties>
    </style:style>
    <style:style style:name="P27" style:family="paragraph" style:parent-style-name="Contents_20_3">
      <style:paragraph-properties>
        <style:tab-stops>
          <style:tab-stop style:position="14.651cm" style:type="right" style:leader-style="dotted" style:leader-text="."/>
        </style:tab-stops>
      </style:paragraph-properties>
    </style:style>
    <style:style style:name="P28" style:family="paragraph" style:parent-style-name="Standard">
      <style:paragraph-properties fo:margin-left="0.026cm" fo:margin-right="0cm" fo:text-indent="0cm" style:auto-text-indent="false" style:text-autospace="none">
        <style:tab-stops/>
      </style:paragraph-properties>
      <style:text-properties style:font-name-asian="Cambria" style:font-name-complex="Cambria" style:font-size-complex="11pt"/>
    </style:style>
    <style:style style:name="P29" style:family="paragraph" style:parent-style-name="Text_20_body">
      <style:text-properties style:font-name-asian="Cambria" style:font-name-complex="Cambria"/>
    </style:style>
    <style:style style:name="P30" style:family="paragraph" style:parent-style-name="Text_20_body">
      <style:text-properties style:font-name-asian="Cambria" style:font-name-complex="Cambria" style:font-size-complex="11pt"/>
    </style:style>
    <style:style style:name="P31" style:family="paragraph" style:parent-style-name="List_20_Paragraph">
      <style:paragraph-properties fo:margin-top="0cm" fo:margin-bottom="0.212cm" style:contextual-spacing="false"/>
      <style:text-properties fo:language="en" fo:country="US"/>
    </style:style>
    <style:style style:name="P32" style:family="paragraph" style:parent-style-name="Standard" style:master-page-name="MPF0">
      <style:paragraph-properties style:page-number="auto" fo:break-before="page"/>
    </style:style>
    <style:style style:name="P33" style:family="paragraph" style:parent-style-name="Standard" style:list-style-name="L1">
      <style:paragraph-properties style:text-autospace="none"/>
      <style:text-properties style:font-name-asian="Cambria" style:font-name-complex="Cambria" style:font-size-complex="11pt"/>
    </style:style>
    <style:style style:name="P34" style:family="paragraph" style:parent-style-name="Standard">
      <style:text-properties fo:language="en" fo:country="US" fo:font-style="italic" style:font-style-asian="italic" style:font-style-complex="italic"/>
    </style:style>
    <style:style style:name="P35" style:family="paragraph" style:parent-style-name="Standard" style:list-style-name="L3"/>
    <style:style style:name="P36" style:family="paragraph" style:parent-style-name="Text_20_body" style:list-style-name="L2"/>
    <style:style style:name="P37" style:family="paragraph" style:parent-style-name="Text_20_body">
      <style:text-properties officeooo:paragraph-rsid="000a5145"/>
    </style:style>
    <style:style style:name="P38" style:family="paragraph" style:parent-style-name="Heading_20_1" style:list-style-name="WWNum27"/>
    <style:style style:name="P39" style:family="paragraph" style:parent-style-name="Heading_20_1">
      <style:paragraph-properties fo:break-before="page"/>
    </style:style>
    <style:style style:name="P40" style:family="paragraph" style:parent-style-name="Heading_20_2" style:list-style-name="WWNum27"/>
    <style:style style:name="P41" style:family="paragraph" style:parent-style-name="Heading_20_2" style:list-style-name="WWNum27"/>
    <style:style style:name="P42" style:family="paragraph" style:parent-style-name="Heading_20_2" style:list-style-name="WWNum27">
      <style:text-properties style:font-name="Cambria" fo:font-size="11pt" style:font-name-asian="Cambria" style:font-size-asian="11pt" style:font-name-complex="Cambria" style:font-size-complex="11pt"/>
    </style:style>
    <style:style style:name="P43" style:family="paragraph" style:parent-style-name="Heading_20_2" style:list-style-name="WWNum27">
      <style:text-properties fo:language="en" fo:country="US"/>
    </style:style>
    <style:style style:name="P44" style:family="paragraph" style:parent-style-name="Heading_20_3" style:list-style-name=""/>
    <style:style style:name="P45" style:family="paragraph" style:parent-style-name="Heading_20_3" style:list-style-name="">
      <style:text-properties fo:language="en" fo:country="US"/>
    </style:style>
    <style:style style:name="P46" style:family="paragraph" style:parent-style-name="Heading_20_3" style:list-style-name="">
      <style:paragraph-properties fo:break-before="page"/>
    </style:style>
    <style:style style:name="P47" style:family="paragraph" style:parent-style-name="List_20_Paragraph" style:list-style-name="WWNum6">
      <style:paragraph-properties fo:margin-left="1.259cm" fo:margin-right="0cm" fo:margin-top="0cm" fo:margin-bottom="0.212cm" style:contextual-spacing="false" fo:text-indent="-0.63cm" style:auto-text-indent="false">
        <style:tab-stops/>
      </style:paragraph-properties>
      <style:text-properties fo:language="en" fo:country="US" style:font-size-complex="11pt"/>
    </style:style>
    <style:style style:name="P48" style:family="paragraph" style:parent-style-name="List_20_Paragraph" style:list-style-name="WWNum8">
      <style:paragraph-properties fo:margin-left="1.259cm" fo:margin-right="0cm" fo:margin-top="0cm" fo:margin-bottom="0.212cm" style:contextual-spacing="false" fo:text-indent="-0.63cm" style:auto-text-indent="false">
        <style:tab-stops/>
      </style:paragraph-properties>
      <style:text-properties fo:language="en" fo:country="US" fo:font-style="italic" style:font-style-asian="italic" style:font-style-complex="italic"/>
    </style:style>
    <style:style style:name="P49" style:family="paragraph" style:parent-style-name="List_20_Paragraph" style:list-style-name="WWNum3">
      <style:paragraph-properties fo:margin-top="0cm" fo:margin-bottom="0.212cm" style:contextual-spacing="false"/>
    </style:style>
    <style:style style:name="P50" style:family="paragraph" style:parent-style-name="AppendixSection" style:list-style-name="WWNum22"/>
    <style:style style:name="P51" style:family="paragraph" style:parent-style-name="AppendixSection" style:list-style-name="WWNum22">
      <style:paragraph-properties fo:break-before="page"/>
    </style:style>
    <style:style style:name="P5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style:font-size-complex="11pt"/>
    </style:style>
    <style:style style:name="T3" style:family="text">
      <style:text-properties fo:language="en" fo:country="US" style:font-name-complex="Cambria" style:font-size-complex="11pt"/>
    </style:style>
    <style:style style:name="T4" style:family="text">
      <style:text-properties fo:language="en" fo:country="US" fo:font-style="italic" style:font-style-asian="italic"/>
    </style:style>
    <style:style style:name="T5" style:family="text">
      <style:text-properties fo:language="en" fo:country="US" fo:font-style="italic" fo:font-weight="bold" style:font-style-asian="italic" style:font-weight-asian="bold"/>
    </style:style>
    <style:style style:name="T6" style:family="text">
      <style:text-properties fo:language="en" fo:country="US" fo:font-weight="bold" style:font-weight-asian="bold"/>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style:font-name-asian="Cambria" style:font-name-complex="Cambria"/>
    </style:style>
    <style:style style:name="T10" style:family="text">
      <style:text-properties style:font-name-asian="Cambria" style:font-name-complex="Cambria" style:font-size-complex="11pt"/>
    </style:style>
    <style:style style:name="T11" style:family="text">
      <style:text-properties style:font-name="Cambria-Italic" fo:font-style="italic" style:font-name-asian="Cambria-Italic" style:font-style-asian="italic" style:font-name-complex="Cambria-Italic" style:font-size-complex="11pt" style:font-style-complex="italic"/>
    </style:style>
    <style:style style:name="T12" style:family="text">
      <style:text-properties fo:font-weight="bold" style:font-weight-asian="bold" style:font-weight-complex="bold"/>
    </style:style>
    <style:style style:name="T13" style:family="text">
      <style:text-properties style:font-name="Cambria" fo:font-weight="normal" style:font-weight-asian="normal" style:font-weight-complex="normal"/>
    </style:style>
    <style:style style:name="T14" style:family="text">
      <style:text-properties style:font-name="Cambria" fo:font-size="11pt" style:font-name-asian="Cambria" style:font-size-asian="11pt" style:font-name-complex="Cambria" style:font-size-complex="11pt"/>
    </style:style>
    <style:style style:name="T15" style:family="text">
      <style:text-properties officeooo:rsid="000a5145"/>
    </style:style>
    <style:style style:name="T16" style:family="text">
      <style:text-properties officeooo:rsid="000bc71f"/>
    </style:style>
    <style:style style:name="T17" style:family="text">
      <style:text-properties officeooo:rsid="000c7a1f"/>
    </style:style>
    <style:style style:name="T18" style:family="text">
      <style:text-properties officeooo:rsid="000cfaf4"/>
    </style:style>
    <style:style style:name="T19" style:family="text">
      <style:text-properties style:use-window-font-color="true" style:text-outline="false" style:text-line-through-styl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0pt" style:language-asian="ja" style:country-asian="JP" style:font-style-asian="normal" style:font-weight-asian="normal" style:font-name-complex="DejaVu Sans"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20" style:family="text">
      <style:text-properties style:font-name="Segoe UI1"/>
    </style:style>
    <style:style style:name="T21" style:family="text"/>
    <style:style style:name="T22" style:family="text">
      <style:text-properties style:use-window-font-color="true" style:text-outline="false" style:text-line-through-styl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0pt" style:language-asian="ja" style:country-asian="JP" style:font-style-asian="normal" style:font-weight-asian="normal" style:font-name-complex="DejaVu Sans" style:font-size-complex="10pt" style:language-complex="ar" style:country-complex="SA"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WW_5f_CharLFO31LVL1" text:bullet-char="•">
        <style:list-level-properties/>
        <style:text-properties style:font-name="OpenSymbol"/>
      </text:list-level-style-bullet>
      <text:list-level-style-bullet text:level="2" text:style-name="WW_5f_CharLFO31LVL2" text:bullet-char="◦">
        <style:list-level-properties/>
        <style:text-properties style:font-name="OpenSymbol"/>
      </text:list-level-style-bullet>
      <text:list-level-style-bullet text:level="3" text:style-name="WW_5f_CharLFO31LVL3" text:bullet-char="▪">
        <style:list-level-properties/>
        <style:text-properties style:font-name="OpenSymbol"/>
      </text:list-level-style-bullet>
      <text:list-level-style-bullet text:level="4" text:style-name="WW_5f_CharLFO31LVL4" text:bullet-char="•">
        <style:list-level-properties/>
        <style:text-properties style:font-name="OpenSymbol"/>
      </text:list-level-style-bullet>
      <text:list-level-style-bullet text:level="5" text:style-name="WW_5f_CharLFO31LVL5" text:bullet-char="◦">
        <style:list-level-properties/>
        <style:text-properties style:font-name="OpenSymbol"/>
      </text:list-level-style-bullet>
      <text:list-level-style-bullet text:level="6" text:style-name="WW_5f_CharLFO31LVL6" text:bullet-char="▪">
        <style:list-level-properties/>
        <style:text-properties style:font-name="OpenSymbol"/>
      </text:list-level-style-bullet>
      <text:list-level-style-bullet text:level="7" text:style-name="WW_5f_CharLFO31LVL7" text:bullet-char="•">
        <style:list-level-properties/>
        <style:text-properties style:font-name="OpenSymbol"/>
      </text:list-level-style-bullet>
      <text:list-level-style-bullet text:level="8" text:style-name="WW_5f_CharLFO31LVL8" text:bullet-char="◦">
        <style:list-level-properties/>
        <style:text-properties style:font-name="OpenSymbol"/>
      </text:list-level-style-bullet>
      <text:list-level-style-bullet text:level="9" text:style-name="WW_5f_CharLFO3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Standard"/>
      <text:p text:style-name="Standard"/>
      <text:p text:style-name="P6"/>
      <text:p text:style-name="P6">SEARCH FOR ## BEFORE HAND IN</text:p>
      <text:p text:style-name="P6">FIXME</text:p>
      <text:p text:style-name="P6">also search [r]</text:p>
      <text:p text:style-name="P6">– the name of your project</text:p>
      <text:p text:style-name="Standard"/>
      <text:p text:style-name="Standard"/>
      <text:p text:style-name="P7">Final Report for CS39440 Major Project<office:annotation><dc:creator>Neil Taylor</dc:creator><dc:date>2012-03-07T21:42:00</dc:date><text:p>Change this for your module.</text:p><text:p/></office:annotation></text:p>
      <text:p text:style-name="P7"/>
      <text:p text:style-name="P7"><text:span text:style-name="Default_20_Paragraph_20_Font"><text:span text:style-name="T7">Author</text:span></text:span>: Adam Connah (aoc9@<text:a xlink:type="simple" xlink:href="mailto:yourid@aber.ac.uk" office:target-frame-name="_top" xlink:show="replace">aber.ac.uk</text:a>)</text:p>
      <text:p text:style-name="P7"><text:span text:style-name="Default_20_Paragraph_20_Font"><text:span text:style-name="T7">Supervisor</text:span></text:span>: Georgios Gkoutos (geg18@aber.ac.uk)</text:p>
      <text:p text:style-name="P7"/>
      <text:p text:style-name="P7">22nd April 2012<office:annotation><dc:creator>Neil Taylor</dc:creator><dc:date>2012-03-07T21:46:00</dc:date><text:p>Date for this version of the document.</text:p><text:p/></office:annotation></text:p>
      <text:p text:style-name="P7"/>
      <text:p text:style-name="P7">Version 0.1 (Draft)</text:p>
      <text:p text:style-name="P7"/>
      <text:p text:style-name="P7"/>
      <text:p text:style-name="P7"/>
      <text:p text:style-name="P7"/>
      <text:p text:style-name="P7">This report is submitted as partial fulfilment of a BSc<office:annotation><dc:creator>Neil Taylor</dc:creator><dc:date>2012-03-07T21:44:00</dc:date><text:p>Change as appropriate.</text:p><text:p/></office:annotation> degree in Internet <text:s/>Computing <office:annotation><dc:creator>Neil Taylor</dc:creator><dc:date>2012-03-07T21:45:00</dc:date><text:p>Change as appropriate.</text:p><text:p/></office:annotation>(H621<office:annotation><dc:creator>Neil Taylor</dc:creator><dc:date>2012-03-07T21:45:00</dc:date><text:p>Change as appropriate.</text:p><text:p/></office:annotation>)</text:p>
      <text:p text:style-name="Standard"/>
      <text:p text:style-name="P8"/>
      <text:p text:style-name="P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epartment of Computer Science</text:p>
      <text:p text:style-name="Standard">Aberystwyth University</text:p>
      <text:p text:style-name="Standard">Aberystwyth</text:p>
      <text:p text:style-name="Standard">Ceredigion</text:p>
      <text:p text:style-name="Standard">SY23 3DB</text:p>
      <text:p text:style-name="Standard">Wales, UK</text:p>
      <text:p text:style-name="Standard"/>
      <text:p text:style-name="Standard"/>
      <text:p text:style-name="Standard"/>
      <text:p text:style-name="Standard"/>
      <text:p text:style-name="Standard"/>
      <text:p text:style-name="Standard"/>
      <text:p text:style-name="P11"><text:tab/></text:p>
      <text:p text:style-name="Standard"/>
      <text:p text:style-name="P4">Declaration of originality</text:p>
      <text:p text:style-name="Standard"/>
      <text:p text:style-name="P24">In signing below, I confirm that:</text:p>
      <text:list xml:id="list40193575" text:style-name="WWNum6">
        <text:list-item>
          <text:p text:style-name="P47">This submission is my own work, except where clearly indicated.</text:p>
        </text:list-item>
        <text:list-item>
          <text:p text:style-name="P47">I understand that there are severe penalties for plagiarism and other unfair practice, which can lead to loss of marks or even the withholding of a degree.</text:p>
        </text:list-item>
        <text:list-item>
          <text:p text:style-name="P47">I have read the sections on unfair practice in the Students’ Examinations Handbook and the relevant sections of the current Student Handbook of the Department of Computer Science.</text:p>
        </text:list-item>
        <text:list-item>
          <text:p text:style-name="P47">I understand and agree to abide by the University’s regulations governing these issues.</text:p>
        </text:list-item>
      </text:list>
      <text:p text:style-name="P9"/>
      <text:p text:style-name="Standard"><text:span text:style-name="Default_20_Paragraph_20_Font"><text:span text:style-name="T2">Signature ……………………………………………. (Your Name</text:span></text:span><office:annotation><dc:creator>Neil Taylor</dc:creator><dc:date>2012-03-07T22:04:00</dc:date><text:p>Change</text:p><text:p/></office:annotation><text:span text:style-name="Default_20_Paragraph_20_Font"><text:span text:style-name="T2">)</text:span></text:span></text:p>
      <text:p text:style-name="Standard"/>
      <text:p text:style-name="Standard">Date …………………………………………………</text:p>
      <text:p text:style-name="Standard"/>
      <text:p text:style-name="Standard"/>
      <text:p text:style-name="Standard"/>
      <text:p text:style-name="Standard"/>
      <text:p text:style-name="P12">Consent to share this work</text:p>
      <text:p text:style-name="Standard"/>
      <text:p text:style-name="P8">In signing below, I hereby agree to this dissertation being made available to other students and academic staff of the Aberystwyth Computer Science Department.</text:p>
      <text:p text:style-name="P8"/>
      <text:p text:style-name="P8"/>
      <text:p text:style-name="Standard"><text:span text:style-name="Default_20_Paragraph_20_Font"><text:span text:style-name="T2">Signature ……………………………………………. (Your Name</text:span></text:span><office:annotation><dc:creator>Neil Taylor</dc:creator><dc:date>2012-03-07T22:05:00</dc:date><text:p>Change</text:p><text:p/></office:annotation><text:span text:style-name="Default_20_Paragraph_20_Font"><text:span text:style-name="T2">)</text:span></text:span></text:p>
      <text:p text:style-name="Standard"/>
      <text:p text:style-name="Standard">Date …………………………………………………</text:p>
      <text:p text:style-name="Standard"/>
      <text:p text:style-name="P4">Acknowledgements</text:p>
      <text:p text:style-name="Standard"/>
      <text:p text:style-name="Standard">I am grateful to…</text:p>
      <text:p text:style-name="Standard"/>
      <text:p text:style-name="Standard">I’d like to thank…</text:p>
      <text:p text:style-name="P13"/>
      <text:p text:style-name="P4">Abstract</text:p>
      <text:p text:style-name="P13"/>
      <text:p text:style-name="P9">Include an abstract for your project. This should be no more than 300 words.</text:p>
      <text:p text:style-name="P3"/>
      <text:p text:style-name="P14">Contents</text:p>
      <text:p text:style-name="P14"/>
      <text:table-of-content text:style-name="Sect1" text:name="_TOC3">
        <text:table-of-content-source text:outline-level="3" text:use-index-marks="false">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5"><text:a xlink:type="simple" xlink:href="#__RefHeading__489_1464131013" office:target-frame-name="_top" xlink:show="replace">1.Background &amp; Objectives<text:tab/>9</text:a></text:p>
          <text:p text:style-name="P25"><text:a xlink:type="simple" xlink:href="#__RefHeading__491_1464131013" office:target-frame-name="_top" xlink:show="replace">2.Development Process<text:tab/>10</text:a></text:p>
          <text:p text:style-name="P26"><text:a xlink:type="simple" xlink:href="#__RefHeading__493_1464131013" office:target-frame-name="_top" xlink:show="replace">2.1.Introduction <text:tab/>10</text:a></text:p>
          <text:p text:style-name="P26"><text:a xlink:type="simple" xlink:href="#__RefHeading__495_1464131013" office:target-frame-name="_top" xlink:show="replace">2.2.Modifications <text:tab/>10</text:a></text:p>
          <text:p text:style-name="P25"><text:a xlink:type="simple" xlink:href="#__RefHeading__497_1464131013" office:target-frame-name="_top" xlink:show="replace">3.Design<text:tab/>11</text:a></text:p>
          <text:p text:style-name="P26"><text:a xlink:type="simple" xlink:href="#__RefHeading__499_1464131013" office:target-frame-name="_top" xlink:show="replace">3.1.Overall Architecture<text:tab/>11</text:a></text:p>
          <text:p text:style-name="P26"><text:a xlink:type="simple" xlink:href="#__RefHeading__501_1464131013" office:target-frame-name="_top" xlink:show="replace">3.2.Detailed Design <text:tab/>11</text:a></text:p>
          <text:p text:style-name="P27"><text:a xlink:type="simple" xlink:href="#__RefHeading__503_1464131013" office:target-frame-name="_top" xlink:show="replace">3.2.1.Even More Detail<text:tab/>11</text:a></text:p>
          <text:p text:style-name="P26"><text:a xlink:type="simple" xlink:href="#__RefHeading__505_1464131013" office:target-frame-name="_top" xlink:show="replace">3.3.User Interface Design <text:tab/>11</text:a></text:p>
          <text:p text:style-name="P26"><text:a xlink:type="simple" xlink:href="#__RefHeading__507_1464131013" office:target-frame-name="_top" xlink:show="replace">3.4.Other Relevant Sections<text:tab/>11</text:a></text:p>
          <text:p text:style-name="P25"><text:a xlink:type="simple" xlink:href="#__RefHeading__509_1464131013" office:target-frame-name="_top" xlink:show="replace">4.Implementation<text:tab/>13</text:a></text:p>
          <text:p text:style-name="P25"><text:a xlink:type="simple" xlink:href="#__RefHeading__511_1464131013" office:target-frame-name="_top" xlink:show="replace">5.Testing<text:tab/>14</text:a></text:p>
          <text:p text:style-name="P26"><text:a xlink:type="simple" xlink:href="#__RefHeading__513_1464131013" office:target-frame-name="_top" xlink:show="replace">5.1.Overall Approach to Testing <text:tab/>14</text:a></text:p>
          <text:p text:style-name="P26"><text:a xlink:type="simple" xlink:href="#__RefHeading__515_1464131013" office:target-frame-name="_top" xlink:show="replace">5.2.Automated Testing <text:tab/>14</text:a></text:p>
          <text:p text:style-name="P27"><text:a xlink:type="simple" xlink:href="#__RefHeading__517_1464131013" office:target-frame-name="_top" xlink:show="replace">5.2.1.Unit Tests<text:tab/>14</text:a></text:p>
          <text:p text:style-name="P27"><text:a xlink:type="simple" xlink:href="#__RefHeading__519_1464131013" office:target-frame-name="_top" xlink:show="replace">5.2.2.User Interface Testing <text:tab/>14</text:a></text:p>
          <text:p text:style-name="P27"><text:a xlink:type="simple" xlink:href="#__RefHeading__521_1464131013" office:target-frame-name="_top" xlink:show="replace">5.2.3.Stress Testing <text:tab/>14</text:a></text:p>
          <text:p text:style-name="P27"><text:a xlink:type="simple" xlink:href="#__RefHeading__523_1464131013" office:target-frame-name="_top" xlink:show="replace">5.2.4.Other Types of Testing <text:tab/>14</text:a></text:p>
          <text:p text:style-name="P26"><text:a xlink:type="simple" xlink:href="#__RefHeading__525_1464131013" office:target-frame-name="_top" xlink:show="replace">5.3.Integration Testing <text:tab/>14</text:a></text:p>
          <text:p text:style-name="P26"><text:a xlink:type="simple" xlink:href="#__RefHeading__527_1464131013" office:target-frame-name="_top" xlink:show="replace">5.4.User Testing<text:tab/>14</text:a></text:p>
          <text:p text:style-name="P25"><text:a xlink:type="simple" xlink:href="#__RefHeading__529_1464131013" office:target-frame-name="_top" xlink:show="replace">6.Evaluation<text:tab/>16</text:a></text:p>
          <text:p text:style-name="P25"><text:a xlink:type="simple" xlink:href="#__RefHeading__531_1464131013" office:target-frame-name="_top" xlink:show="replace">Appendices<text:tab/>17</text:a></text:p>
          <text:p text:style-name="P25"><text:a xlink:type="simple" xlink:href="#__RefHeading__533_1464131013" office:target-frame-name="_top" xlink:show="replace">Annotated Bibliography<text:tab/>19</text:a></text:p>
        </text:index-body>
      </text:table-of-content>
      <text:p text:style-name="Standard"/>
      <text:p text:style-name="Standard"/>
      <text:h text:style-name="P46" text:outline-level="3"><text:bookmark-start text:name="_Toc222978592"/><text:bookmark-start text:name="_Toc192777705"/><text:bookmark-start text:name="__RefHeading__489_1464131013"/>Background &amp; Objectives<text:bookmark-end text:name="_Toc222978592"/><text:bookmark-end text:name="_Toc192777705"/><text:bookmark-end text:name="__RefHeading__489_1464131013"/></text:h>
      <text:p text:style-name="Standard"/>
      <text:p text:style-name="Standard"><text:bookmark-start text:name="_Toc192777706"/>This section should pick-up material from your progress report and enhance it based on the feedback and also your additional experience up to now.</text:p>
      <text:p text:style-name="Standard">Background</text:p>
      <text:p text:style-name="Standard">Project Goals</text:p>
      <text:p text:style-name="Standard">Project Desirables</text:p>
      <text:p text:style-name="Standard"/>
      <text:list xml:id="list40181500" text:style-name="WWNum27">
        <text:list-item>
          <text:list>
            <text:list-item>
              <text:p text:style-name="P40">Background of Project</text:p>
            </text:list-item>
          </text:list>
        </text:list-item>
      </text:list>
      <text:p text:style-name="Text_20_body">In the current day and age, the field of Biology has vast amounts of data that they are unable to quantify quickly and, as a result, they need a system that will enable them to do so. The bridge between the field of Biology and Information Technology, is necessary to provide the tools for this to happen. It requires an understanding and appreciation of both industries, to achieve the optimum results. This project aims to give Biologists the tools to analyse their data efficiently, and if successful it will directly influence and aid Biologists.</text:p>
      <text:p text:style-name="P15">The project has a huge potential in terms of the impact it can have, for good, on the</text:p>
      <text:p text:style-name="P16">world that we live in. Using the application biologists will be able to draw upon a huge</text:p>
      <text:p text:style-name="P28">resource of data, that will be constantly expanding, from all across the globe. The</text:p>
      <text:p text:style-name="P16">prospect of playing a small part in the discovery of a new understanding or knowledge</text:p>
      <text:p text:style-name="P16">of a disease or illness, which could lead to providing a better quality of life to people, is a</text:p>
      <text:p text:style-name="P16">fantastic opportunity. This project has the potential to become a very powerful tool, and</text:p>
      <text:p text:style-name="P16">one that can be used out in the world for a great purpose.</text:p>
      <text:p text:style-name="P17"><office:annotation><dc:creator>Unknown Author</dc:creator><dc:date>2013-04-02T16:20:00</dc:date><text:p><text:span text:style-name="T20">Why the need for project.</text:span></text:p><text:p/></office:annotation></text:p>
      <text:p text:style-name="Text_20_body">The project being undertaken is to create a web application which queries an RDF store to provide a fast analysis of the similarity between different phenotypes in animals. This knowledge can then be used to aid our understanding of the function of genes, by systematically analyzing the phenotypic outcome of their mutation. This will ultimately facilitate our ability to prioritize causative genes for rare and orphan diseases by<office:annotation><dc:creator>Unknown Author</dc:creator><dc:date>2013-04-01T21:22:00</dc:date><text:p><text:span text:style-name="T20">Ok this is intro. <text:s/>Into detail about why they need it etc. more biology stuff</text:span></text:p></office:annotation> enabling the comparison of the phenotypic similarities between experimental data and human clinical signs and symptoms.</text:p>
      <text:p text:style-name="Text_20_body">The system will be made available via a web-based platform, so it can be accessed from anywhere with an Internet connection, and the only specifications in terms of hardware or software, is a modern web browser. <text:s/>The web interface is an imperative part of the project, as it provides the tools for a user of any technical ability the opportunity to search the vast amounts of data, by using disease or gene names. <text:span text:style-name="Default_20_Paragraph_20_Font"><text:span text:style-name="T3">This interface forms an essential part of the project since it will allow users to query and analyse the data without requiring knowledge of</text:span></text:span> the query language.</text:p>
      <text:p text:style-name="Text_20_body"/>
      <text:p text:style-name="P15"/>
      <text:list xml:id="list41737461" text:continue-numbering="true" text:style-name="WWNum27">
        <text:list-item>
          <text:list>
            <text:list-item>
              <text:p text:style-name="P42">Related Work</text:p>
            </text:list-item>
          </text:list>
        </text:list-item>
      </text:list>
      <text:p text:style-name="P15">There are a few projects that are similar to this one, from a biological point of view, but</text:p>
      <text:p text:style-name="P17"><text:span text:style-name="Default_20_Paragraph_20_Font"><text:span text:style-name="T10">are using different technologies. For example, PhenomeNet[1]</text:span></text:span><text:span text:style-name="Default_20_Paragraph_20_Font"><text:span text:style-name="T10"><office:annotation><dc:creator>Unknown Author</dc:creator><dc:date>2013-04-02T19:17:00</dc:date><text:p><text:span text:style-name="T20">Reference. Give website.</text:span></text:p><text:p/><text:p><text:span text:style-name="T20">Robert Hoehndorf, Paul N. Schofield and Georgios V. Gkoutos. PhenomeNET: a whole-phenome approach to disease gene discovery. Nucleid Acids Research, 2011.</text:span></text:p></office:annotation></text:span></text:span><text:span text:style-name="Default_20_Paragraph_20_Font"><text:span text:style-name="T10">, is a “</text:span></text:span><text:span text:style-name="Default_20_Paragraph_20_Font"><text:span text:style-name="T11">Cross Species Phenotype</text:span></text:span></text:p>
      <text:p text:style-name="P17"><text:span text:style-name="Default_20_Paragraph_20_Font"><text:span text:style-name="T11">Network”</text:span></text:span><text:span text:style-name="Default_20_Paragraph_20_Font"><text:span text:style-name="T10">, which uses MySQL to produce a very similar system. PhenomeNet, is probably the most closely linked to the project as it aims to produce a</text:span></text:span></text:p>
      <text:p text:style-name="P16">very similar design for the web application, in terms of simplicity and functionality. It is</text:p>
      <text:p text:style-name="P16">also a good idea to keep it similar so that users do not get confused when switching</text:p>
      <text:p text:style-name="P16">between the two.</text:p>
      <text:p text:style-name="P16">One of the most pleasing aspects about PhenomeNet is that it is easy for the user to</text:p>
      <text:p text:style-name="P16"><text:soft-page-break/>realise where to begin. The homepage provides a quick explanation of the project itself,</text:p>
      <text:p text:style-name="P16">and what it can be used for, and below it has a search box. There is no unnecessary</text:p>
      <text:p text:style-name="P16">clutter, around the page, and this is something the interface of my project would like to</text:p>
      <text:p text:style-name="P16">try and emulate. PhenomeNet also has a help page, which explains which key words</text:p>
      <text:p text:style-name="P16">would be suitable to use, and this will help the user to optimise their search phrases to</text:p>
      <text:p text:style-name="P17"><text:span text:style-name="Default_20_Paragraph_20_Font"><text:span text:style-name="T10">gain better sets of results. A key feature of PhenomeNet is the 'similarity value', which indicates how similar two diseases are to each other in terms of their symptoms. </text:span></text:span><text:span text:style-name="Default_20_Paragraph_20_Font"><text:span text:style-name="T10"><office:annotation><dc:creator>Unknown Author</dc:creator><dc:date>2013-04-02T18:58:00</dc:date><text:p><text:span text:style-name="T20">Should this be here? Does it analyse too much for “background” or is it fine,</text:span></text:p><text:p/></office:annotation></text:span></text:span></text:p>
      <text:p text:style-name="Text_20_body"/>
      <text:p text:style-name="Text_20_body">The main weakness of <text:s/>PhenomeNet is the use of</text:p>
      <text:p text:style-name="Text_20_body"><office:annotation><dc:creator>Unknown Author</dc:creator><dc:date>2013-04-03T17:28:00</dc:date><text:p><text:span text:style-name="T20">More about rdf?</text:span></text:p></office:annotation></text:p>
      <text:p text:style-name="Text_20_body"/>
      <text:p text:style-name="Text_20_body"><office:annotation><dc:creator>Unknown Author</dc:creator><dc:date>2013-04-01T20:20:00</dc:date><text:p><text:span text:style-name="T20">Mention rivals.</text:span><text:span text:style-name="T20"><text:line-break/></text:span><text:span text:style-name="T20">Why they suck.</text:span><text:span text:style-name="T20"><text:line-break/></text:span><text:span text:style-name="T20">Why they good.</text:span></text:p><text:p><text:span text:style-name="T20">Talk in detail!</text:span></text:p><text:p/></office:annotation></text:p>
      <text:p text:style-name="Text_20_body">The search terms provided by the user will trigger queries to be ran on the server and collect the results. The interface will then display this data in a meaningful manner to the user, so that they can understand it. Again this ties in with the ease of use, and the lack of any technical knowledge on the user's behalf.<office:annotation><dc:creator>Unknown Author</dc:creator><dc:date>2013-04-05T17:18:00</dc:date><text:p><text:span text:style-name="T20">Architecture?</text:span></text:p></office:annotation></text:p>
      <text:p text:style-name="Text_20_body">The project has a huge potential in terms of the impact it can have on the world that we live in. Using the application biologists will be able to draw upon a huge resource of data, that will be constantly expanding, from all across the globe. The prospect of playing a small part in the discovery of a new understanding or knowledge of a disease or illness, which could lead to providing a better quality of life to people, is a fantastic opportunity. This project has the potential to become a very powerful tool, and one that can be used out in the world for a great purpose.</text:p>
      <text:p text:style-name="Text_20_body"/>
      <text:p text:style-name="Text_20_body">Combined with the aspects mentioned above, is the chance to use new technologies and discover how they integrate with each other. I had no prior knowledge of Resource Description Framework (RDF) before accepting this project, and the same applies with SPARQL, as well as gaining a greater understanding of PHP. I feel this will interest me a lot as I have a desire to develop my skills relating to Web technologies.<office:annotation><dc:creator>Unknown Author</dc:creator><dc:date>2013-04-01T19:54:00</dc:date><text:p><text:span text:style-name="T20">Too personal above?</text:span></text:p></office:annotation></text:p>
      <text:p text:style-name="Text_20_body"/>
      <text:p text:style-name="Text_20_body">The main technologies being used by the project, will b<office:annotation><dc:creator>Unknown Author</dc:creator><dc:date>2013-04-01T19:54:00</dc:date><text:p><text:span text:style-name="T20">Should I talk about technologies here or elsewhere?</text:span></text:p></office:annotation>e PHP and RDF. PHP will be used in collaboration with SPARQL <text:s/>to facilitate the querying of the RDF data stores.</text:p>
      <text:p text:style-name="Text_20_body">The website will be create by using Javascript, XHTML and CSS.</text:p>
      <text:p text:style-name="Text_20_body"/>
      <text:list xml:id="list41727979" text:continue-numbering="true" text:style-name="WWNum27">
        <text:list-item>
          <text:list>
            <text:list-item>
              <text:p text:style-name="P40">Objectives</text:p>
            </text:list-item>
          </text:list>
        </text:list-item>
      </text:list>
      <text:p text:style-name="P18"/>
      <text:p text:style-name="P15">The aim of the project is to produce a web application, using Web Technologies such as RDF and SPARQL, with an interface that allows a user with very limited computer knowledge to query the RDF store, as well as providing a tool for the analysis of Genotypic and Phenotypic data.</text:p>
      <text:p text:style-name="P16"/>
      <text:p text:style-name="P17"><text:span text:style-name="Default_20_Paragraph_20_Font"><text:span text:style-name="T10">The data learned from the Phenotypic data is required for larger computational analysis, and to facilitate these analyses, information must be integrated and accessible in a common format.</text:span></text:span></text:p>
      <text:p text:style-name="P16"/>
      <text:p text:style-name="P15"><text:s/>In particular it needed to include the following features:</text:p>
      <text:list xml:id="list40173477" text:style-name="L1">
        <text:list-item>
          <text:p text:style-name="P33">Ability to search by Disease, and Gene name.</text:p>
        </text:list-item>
        <text:list-item>
          <text:p text:style-name="P33">View the Phenotypes directly and indirectly associated with the selected Genotype.</text:p>
        </text:list-item>
        <text:list-item>
          <text:p text:style-name="P33"><text:soft-page-break/>View the related disease associated with the selected Genotype. These include, Omim, Orphanet, Mouse, Yeast, Worm, Fly, Zebrafish, Slime mold.</text:p>
        </text:list-item>
        <text:list-item>
          <text:p text:style-name="P33">Make the system 'loop', so that the user can continuously look at associated diseases.</text:p>
        </text:list-item>
        <text:list-item>
          <text:p text:style-name="P33">Create a treeview of the Mammalian Phenotypes for the user to view.</text:p>
        </text:list-item>
      </text:list>
      <text:p text:style-name="P16"/>
      <text:p text:style-name="P16"/>
      <text:p text:style-name="P17"><text:span text:style-name="Default_20_Paragraph_20_Font"><text:span text:style-name="T10">There will be a need for a RDF Store, using a suitable data management system. <text:s/>This will mean that there needs to be an interaction between the web interface and the Data Management System, and to do this PHP will be used in combination with Sparql to query the data store.</text:span></text:span></text:p>
      <text:p text:style-name="P16"/>
      <text:p text:style-name="P16"/>
      <text:p text:style-name="P16"/>
      <text:p text:style-name="P16"/>
      <text:p text:style-name="Text_20_body"><text:span text:style-name="Default_20_Paragraph_20_Font"><text:span text:style-name="T12">RDF vs XML</text:span></text:span><text:span text:style-name="Default_20_Paragraph_20_Font"><text:span text:style-name="T12"><office:annotation><dc:creator>Unknown Author</dc:creator><dc:date>2013-04-02T20:12:00</dc:date><text:p><text:span text:style-name="T20">Ask Rob for some?</text:span></text:p></office:annotation></text:span></text:span></text:p>
      <text:p text:style-name="Text_20_body">The main advantage that the system has over it's competitors is the use of RDF[r]<office:annotation><dc:creator>Unknown Author</dc:creator><dc:date>2013-04-02T20:20:00</dc:date><text:p><text:span text:style-name="T20">Reference RDF</text:span></text:p></office:annotation>. <text:s/>RDF (Resource Description Framework). Using an RDF store is key to the project as it is a decentralized system, and hence it facilitates the retrieval and analysis of data that resides in a variety and diverse sources. Such a store will generate a large resource that can be accessed quickly and efficiently providing biomedical researchers and bioinformaticians a valuable resource for their analysis.</text:p>
      <text:p text:style-name="Text_20_body">RDF is, in many ways, an extension of traditional XML, and many similarities can be drawn from it's syntax as well as it's application. <text:span text:style-name="Default_20_Paragraph_20_Font"><text:span text:style-name="T10">RDF is designed to be read and understood by humans, and not for a machine, unlike XML. </text:span></text:span><office:annotation><dc:creator>Unknown Author</dc:creator><dc:date>2013-04-03T15:45:00</dc:date><text:p><text:span text:style-name="T20">http://www.oreillynet.com/xml/blog/2005/09/the_difference_between_xml_and.html</text:span></text:p></office:annotation>However the difference between the two technologies is that XML is very much a [r]'data format' with 'no built in meaning'. RDF is different because it represents the data like a model and with that it means that systems can gain a lot more knowledge from what they are seeing.</text:p>
      <text:p text:style-name="Text_20_body">[r]<office:annotation><dc:creator>Unknown Author</dc:creator><dc:date>2013-04-03T16:09:00</dc:date><text:p><text:span text:style-name="T20">http://www.rdfabout.com/intro/?</text:span></text:p></office:annotation>With XML we can write a programme which links many tables of data together, but this would be very tiresome and strenuous. The standards of RDF provide the ability to create these systems in a decentralized environment. Another benefit of using RDF is that it can accommodate the mixing of vocabularies, Joshua Tauberer[r] talks about this when he says “<text:span text:style-name="Default_20_Paragraph_20_Font"><text:span text:style-name="T8">A vocabulary about TV shows developed by TV aficionados and a vocabulary about movies independently developed by movie connoisseurs must be able to be used together in the same file, to talk about the same things, for instance to assert that an actor has appeared in both TV shows and movies.” </text:span></text:span><text:s/>With RDF it is very easy to link together two or more files, and arriving at conclusions that each file on it's own couldnt represent. This is possible because all RDF files can use any Vocabulary they choose, which allows for huge flexibility and even bigger resources of information to be accessed.</text:p>
      <text:p text:style-name="Text_20_body"><text:span text:style-name="Default_20_Paragraph_20_Font"><text:span text:style-name="T10">Tim Berners Lee points out a flaw with XML, when he notes the following. “</text:span></text:span><text:span text:style-name="Default_20_Paragraph_20_Font"><text:span text:style-name="T9">Without looking at the schema, you know things about the document structure, but nothing else. You can't tell what to deduce.” <text:s/>[r]</text:span></text:span><text:span text:style-name="Default_20_Paragraph_20_Font"><text:span text:style-name="T9"><office:annotation><dc:creator>Unknown Author</dc:creator><dc:date>2013-04-03T18:34:00</dc:date><text:p><text:span text:style-name="T20">http://www.w3.org/DesignIssues/RDF-XML.html</text:span></text:p></office:annotation></text:span></text:span><text:span text:style-name="Default_20_Paragraph_20_Font"><text:span text:style-name="T9"> XML heavily relies on the reader knowing the schema to be able to have a full understanding of the data, and can become very messy when it comes to querying in comparison to the very simple nature of RDF.</text:span></text:span></text:p>
      <text:p text:style-name="Text_20_body"><text:span text:style-name="Default_20_Paragraph_20_Font"><text:span text:style-name="T9">RDF by its very nature, was designed to be shared amongst applications. Meaning that it will be read by people or applications who didn't create it. <text:s/></text:span></text:span><text:span text:style-name="Default_20_Paragraph_20_Font"><text:span text:style-name="T10">All data stored in RDF has some meaning and this is presented by means of “Triples”, which are the foundation of RDF, so much so that an RDF store is often referred to as a Triple store. Triples, sometimes referred to as statements, always consist of a Subject, Predicate and Object. For example Alzheimer (subject), MP:000001 (object), <text:s/>“has a” (predicate) tells us that Alzheimer has a phenotype with an ID MP:000001. We can take this as a fact, and by putting a lot of these together we can start to build a knowledge base.</text:span></text:span></text:p>
      <text:p text:style-name="P29"><text:soft-page-break/></text:p>
      <text:p text:style-name="P29"/>
      <text:p text:style-name="P3"/>
      <text:h text:style-name="P44" text:outline-level="3"><text:bookmark-start text:name="_Toc222978593"/><text:bookmark-start text:name="__RefHeading__491_1464131013"/>Development Process<text:bookmark-end text:name="_Toc192777706"/><text:bookmark-end text:name="_Toc222978593"/><text:bookmark-end text:name="__RefHeading__491_1464131013"/></text:h>
      <text:p text:style-name="P8"/>
      <text:p text:style-name="P10">You need to describe briefly the life cycle model that you used. Do not force your project into the waterfall model if it is better described by prototyping or some other evolutionary model. You do not need to write about all of the different process models that you are aware of. Focus on the process model that you have used. It is possible that you needed to adapt an existing process model to suit your project; clearly identify what you used and how you adapted it for your needs.</text:p>
      <text:p text:style-name="P10"/>
      <text:p text:style-name="P10">In most cases, the agreed objectives or requirements will be the result of a compromise be- tween what would ideally have been produced and what was felt to be possible in the time avail- able. A discussion of the process of arriving at the final list is usually appropriate.</text:p>
      <text:p text:style-name="P10"/>
      <text:p text:style-name="P10">You should briefly describe the design method you used and any support tools that you used. You should discuss your choice of implementation tools - programming language, compilers, database management system, program development environment, etc.</text:p>
      <text:p text:style-name="Standard"/>
      <text:p text:style-name="Standard">##</text:p>
      <text:p text:style-name="Standard">FDD:</text:p>
      <text:p text:style-name="Standard"><text:bookmark-start text:name="Develop_overall_model"/>Develop overall model<text:bookmark-end text:name="Develop_overall_model"/></text:p>
      <text:p text:style-name="Standard"><text:bookmark-start text:name="Build_feature_list"/>Build feature list<text:bookmark-end text:name="Build_feature_list"/></text:p>
      <text:p text:style-name="Standard"><text:bookmark-start text:name="Plan_by_feature"/>Plan by feature<text:bookmark-end text:name="Plan_by_feature"/></text:p>
      <text:p text:style-name="Standard"><text:bookmark-start text:name="Design_by_feature"/>Design by feature<text:bookmark-end text:name="Design_by_feature"/></text:p>
      <text:p text:style-name="Standard"/>
      <text:p text:style-name="Standard"><text:bookmark-start text:name="Build_by_feature"/>Build by feature<text:bookmark-end text:name="Build_by_feature"/></text:p>
      <text:p text:style-name="Standard"/>
      <text:list xml:id="list35227166" text:style-name="WWNum27">
        <text:list-item>
          <text:list>
            <text:list-item>
              <text:p text:style-name="P40"><text:bookmark-start text:name="_Toc192777707"/><text:bookmark-start text:name="_Toc222978594"/><text:bookmark-start text:name="__RefHeading__493_1464131013"/>Introduction<text:bookmark-end text:name="_Toc222978594"/><text:bookmark-end text:name="__RefHeading__493_1464131013"/></text:p>
            </text:list-item>
          </text:list>
        </text:list-item>
      </text:list>
      <text:p text:style-name="Standard"><text:span text:style-name="Default_20_Paragraph_20_Font"><text:span text:style-name="T8">Introduce the specific model that you chose to use.</text:span></text:span></text:p>
      <text:p text:style-name="Standard"/>
      <text:p text:style-name="Standard">The Waterfall model was originally picked as the chosen methodology due to its rigid nature. <text:s/><text:span text:style-name="Default_20_Paragraph_20_Font"><text:span text:style-name="T10">One of the key requirements for the Waterfall model to be successful, is</text:span></text:span></text:p>
      <text:p text:style-name="P16">sufficient planning in the early stages of production, as well as requirement</text:p>
      <text:p text:style-name="P17"><text:span text:style-name="Default_20_Paragraph_20_Font"><text:span text:style-name="T10">specifications that are not subject to change. However, despite the requirements being understood, the expected outcome of the project was not too clear which meant that the Waterfall method was not suitable and an Agile method would be more suitable.</text:span></text:span><text:span text:style-name="Default_20_Paragraph_20_Font"><text:span text:style-name="T10"><office:annotation><dc:creator>Unknown Author</dc:creator><dc:date>2013-03-27T18:21:00</dc:date><text:p><text:span text:style-name="T20">Add more about reason for change?</text:span></text:p><text:p/></office:annotation></text:span></text:span></text:p>
      <text:p text:style-name="P17"><text:span text:style-name="Default_20_Paragraph_20_Font"><text:span text:style-name="T10">This led to changing methodology to Feature Drive Development (FDD) which allows for a more flexible approach, whilst creating working content.</text:span></text:span></text:p>
      <text:p text:style-name="P16"/>
      <text:p text:style-name="P16"/>
      <text:p text:style-name="P16">##what model did I settle on</text:p>
      <text:p text:style-name="P17"/>
      <text:p text:style-name="Standard">##why - features</text:p>
      <text:p text:style-name="Standard">##why not model x or y</text:p>
      <text:p text:style-name="Standard">##good things about the model</text:p>
      <text:p text:style-name="Standard">##bad things about it</text:p>
      <text:p text:style-name="Standard"/>
      <text:p text:style-name="Standard">##started with waterfall.</text:p>
      <text:p text:style-name="Standard">##realised it was more FDD</text:p>
      <text:p text:style-name="Standard"/>
      <text:list xml:id="list41748561" text:continue-numbering="true" text:style-name="WWNum27">
        <text:list-item>
          <text:list>
            <text:list-item>
              <text:p text:style-name="P40"><text:bookmark-start text:name="_Toc222978595"/><text:bookmark-start text:name="__RefHeading__495_1464131013"/><text:soft-page-break/>Modifications<text:bookmark-end text:name="_Toc222978595"/><text:bookmark-end text:name="__RefHeading__495_1464131013"/></text:p>
            </text:list-item>
          </text:list>
        </text:list-item>
      </text:list>
      <text:p text:style-name="P19">Did you have to modify the model to suit a one-person project? If so, what did you change and why?</text:p>
      <text:p text:style-name="P19"/>
      <text:p text:style-name="P19">##differences between FDD in groups vs individual</text:p>
      <text:p text:style-name="P19">##how it effected project</text:p>
      <text:p text:style-name="P19">##limitations of individual</text:p>
      <text:p text:style-name="P19">## changes in project design</text:p>
      <text:p text:style-name="P19"/>
      <text:p text:style-name="P19"/>
      <text:p text:style-name="P19"/>
      <text:p text:style-name="P10">You should discuss your choice of implementation tools - programming language, compilers, database management system, program development environment, etc.</text:p>
      <text:p text:style-name="P19"/>
      <text:p text:style-name="P5"/>
      <text:list xml:id="list41733901" text:continue-numbering="true" text:style-name="WWNum27">
        <text:list-item>
          <text:h text:style-name="P38" text:outline-level="1"><text:bookmark-start text:name="_Toc222978596"/><text:bookmark-start text:name="__RefHeading__497_1464131013"/>Design<text:bookmark-end text:name="_Toc192777707"/><text:bookmark-end text:name="_Toc222978596"/><text:bookmark-end text:name="__RefHeading__497_1464131013"/></text:h>
        </text:list-item>
      </text:list>
      <text:p text:style-name="P8"/>
      <text:p text:style-name="P10">Typically, for an object-oriented design, the discussion will focus on the choice of objects and classes and the allocation of methods to classes. The use made of reusable components should be described and their source referenced. Particularly important decisions concerning data structures usually affect the architecture of a system and so should be described here.</text:p>
      <text:list xml:id="list41746453" text:continue-numbering="true" text:style-name="WWNum27">
        <text:list-item>
          <text:list>
            <text:list-item>
              <text:p text:style-name="P40"><text:bookmark-start text:name="_Toc192777708"/><text:bookmark-start text:name="_Toc222978597"/><text:bookmark-start text:name="__RefHeading__499_1464131013"/>Overall Architecture<text:bookmark-end text:name="_Toc222978597"/><text:bookmark-end text:name="__RefHeading__499_1464131013"/></text:p>
            </text:list-item>
          </text:list>
        </text:list-item>
      </text:list>
      <text:p text:style-name="P10">You should concentrate on the more important aspects of the design. It is essential that an overview is presented before going into detail. As well as describing the design adopted it must also explain what other designs were considered and why they were rejected.</text:p>
      <text:p text:style-name="P10">The design should describe what you expected to do, and might also explain areas that you had to revise after some investigation.</text:p>
      <text:p text:style-name="P10"/>
      <text:p text:style-name="Text_20_body">The Web application is quite simple in how it operates:</text:p>
      <text:list xml:id="list40182624" text:style-name="L2">
        <text:list-item>
          <text:p text:style-name="P36">A keyword is entered into the HTML form on the web site.</text:p>
        </text:list-item>
        <text:list-item>
          <text:p text:style-name="P36">This variable is then sent via the POST method to the page “diseases.php”.</text:p>
        </text:list-item>
        <text:list-item>
          <text:p text:style-name="P36">Here, the PHP code uses the RAP RDF API library to connect to the SPARQL endpoint Virtuoso.</text:p>
        </text:list-item>
        <text:list-item>
          <text:p text:style-name="P36">The variable is used in the SPARQL query in the diseases.php script.</text:p>
        </text:list-item>
        <text:list-item>
          <text:p text:style-name="P36">The results of this query are displayed on the page.</text:p>
        </text:list-item>
        <text:list-item>
          <text:p text:style-name="P36">The user is then given two choices. View related Genotypes and Diseases, or related Phenotypes.</text:p>
        </text:list-item>
        <text:list-item>
          <text:p text:style-name="P36">If they choose the former, then the variable will be taken from whichever entry was selected, and sent using the GET method, to the edge.php page.</text:p>
        </text:list-item>
        <text:list-item>
          <text:p text:style-name="P36">Here the script operates similarly to the diseases.php script, with a few different filter options in place, and provides a similarity value.</text:p>
        </text:list-item>
        <text:list-item>
          <text:p text:style-name="P36">If they user had chosen the latter option, the variable would be taken from the entry selected and send using the GET method to the ontologyterms.php page.</text:p>
        </text:list-item>
        <text:list-item>
          <text:p text:style-name="P36">Here the script does a similar job as the other scripts, and returns a list of related phenotypes.</text:p>
        </text:list-item>
        <text:list-item>
          <text:p text:style-name="P36">The Tree Structure performs in a different manner, as it uses AJAX to produce the required outputs.</text:p>
        </text:list-item>
        <text:list-item>
          <text:p text:style-name="P36">When the page loads, the JQuery script gets the first set of children from the treescript.php</text:p>
        </text:list-item>
        <text:list-item>
          <text:p text:style-name="P36">Each time a link is clicked, the JQuery performs the same operation, except this time it sends a variable via GET, and receives the children of that variable.</text:p>
        </text:list-item>
        <text:list-item>
          <text:p text:style-name="P36">If the link is clicked again, the children are contracted.</text:p>
        </text:list-item>
      </text:list>
      <text:list xml:id="list41752184" text:continue-list="list41746453" text:style-name="WWNum27">
        <text:list-item>
          <text:list>
            <text:list-item>
              <text:h text:style-name="P40" text:outline-level="2"><text:bookmark-start text:name="_Toc222978598"/>Detailed Design<text:bookmark-end text:name="_Toc222978598"/><text:span text:style-name="Comment_20_Reference"><text:span text:style-name="T13"><office:annotation><dc:creator>Staff and Students at Aber Uni</dc:creator><dc:date>2013-04-09T10:30:00</dc:date><text:p>Add screenshots</text:p><text:p/></office:annotation></text:span></text:span></text:h>
            </text:list-item>
          </text:list>
        </text:list-item>
      </text:list>
      <text:p text:style-name="P10">How much material you include on detailed design and implementation will depend very much on the nature of the project. It should not be padded out. Think about the significant aspects of your system. For example, describe the design of the user interface if it is a <text:soft-page-break/>critical aspect of your system, or provide detail about methods and data structures that are not trivial. Do not spend time on long lists of trivial items and repetitive descriptions. If in doubt about what is appropriate, speak to your supervisor.</text:p>
      <text:p text:style-name="Standard"/>
      <text:p text:style-name="Standard">eeeeeeeeeeeeee<office:annotation><dc:creator>Unknown Author</dc:creator><dc:date>2013-04-09T16:33:18</dc:date><text:p text:style-name="P53"><text:span text:style-name="T22">Flow diagram</text:span></text:p><text:p text:style-name="P53"><text:span text:style-name="T22"/></text:p></office:annotation></text:p>
      <text:list xml:id="list41741138" text:continue-numbering="true" text:style-name="WWNum27">
        <text:list-item>
          <text:list>
            <text:list-item>
              <text:list>
                <text:list-item>
                  <text:h text:style-name="P40" text:outline-level="2">Home Page (index.html)</text:h>
                </text:list-item>
              </text:list>
            </text:list-item>
          </text:list>
        </text:list-item>
      </text:list>
      <text:p text:style-name="Text_20_body">Index.html is the Home Page for the website, and it's initial purpose is to describe the function of the site. It must be easy for the user to find the information they require quickly otherwise the user may get frustrated and leave the website. The homepage aims to answer the following questions:</text:p>
      <text:list xml:id="list40182750" text:style-name="L3">
        <text:list-item>
          <text:p text:style-name="P35">What does our company/organisation do? </text:p>
        </text:list-item>
        <text:list-item>
          <text:p text:style-name="P35">What can users do at our website? </text:p>
        </text:list-item>
        <text:list-item>
          <text:p text:style-name="P35">What is the purpose of the site? [r]<office:annotation><dc:creator>Unknown Author</dc:creator><dc:date>2013-04-09T16:07:18</dc:date><text:p text:style-name="P53"><text:span text:style-name="T22"><text:a xlink:href="http://createmorecustomersblog.com/the-actual-purpose-of-your-homepage/" xlink:type="simple">http://createmorecustomersblog.com/the-actual-purpose-of-your-homepage/</text:a></text:span><text:span text:style-name="T22"> Reference</text:span></text:p><text:p text:style-name="P53"><text:span text:style-name="T22"/></text:p></office:annotation><office:annotation><dc:creator>Unknown Author</dc:creator><dc:date>2013-04-09T16:08:16</dc:date><text:p text:style-name="P53"><text:span text:style-name="T22">Screenshots of eveidence that it does this</text:span></text:p></office:annotation></text:p>
        </text:list-item>
      </text:list>
      <text:p text:style-name="Text_20_body"/>
      <text:p text:style-name="Text_20_body">With this page, the user can quickly read the synopsis of the application and understand what it service it provides. If this meets the user's need then it is fairly evident where to start with the Search Query form in the centre of the page. <text:s/>User's can also navigate to other pages of the website using the menu in the top right hand corner.</text:p>
      <text:p text:style-name="Text_20_body">This page is fairly simple in design and it only uses CSS and HTML to create it the forms and layout, as well as a small amount of Javascript to ensure that the form is not empty. Index.html interacts with all but one page using hyperlinks, the exception is the relationship with diseases.php. This interaction uses the PHP method of POST <office:annotation><dc:creator>Unknown Author</dc:creator><dc:date>2013-04-09T16:30:03</dc:date><text:p text:style-name="P53"><text:span text:style-name="T22">Explain these?</text:span></text:p></office:annotation>to send the data entered into the form to diseases.php where it is processed. </text:p>
      <text:list xml:id="list41756530" text:continue-list="list41741138" text:style-name="WWNum27">
        <text:list-item>
          <text:list>
            <text:list-item>
              <text:list>
                <text:list-item>
                  <text:h text:style-name="P40" text:outline-level="2"><text:bookmark-start text:name="__RefHeading__503_1464131013"/>Diseases.php<text:bookmark-end text:name="__RefHeading__503_1464131013"/></text:h>
                </text:list-item>
              </text:list>
            </text:list-item>
          </text:list>
        </text:list-item>
      </text:list>
      <text:p text:style-name="Text_20_body"/>
      <text:p text:style-name="Text_20_body">Diseases.php is a bit more complex in design and functionality than the homepage, and is the first page a user will be presented after searching a keyword. The job of this page is to provide the first set of search results to the user. These results are presented in three columns, Disease Name (ID), Explore and Phenotypes Link. Under Disease Name (ID), the results are all of the disease names which matched the keyword provided by the user. Coupled with this is the ID presented as a link so that the user can visit the appropriate Genome website page specific to the disease selected. The Explore column <office:annotation><dc:creator>Unknown Author</dc:creator><dc:date>2013-04-09T17:05:47</dc:date><text:p text:style-name="P53"><text:span text:style-name="T22">Screenshot of this.</text:span></text:p></office:annotation>provides the user with a link to the edge.php page, where they can view diseases related to the one they have selected. Similarly with the Phenotypes column enables the user to see all Human and Mammalian Phenotypes related to the disease selected.</text:p>
      <text:p text:style-name="P37"><text:span text:style-name="T15">To produce the desired output the page uses a mixture of technologies, </text:span><text:span text:style-name="T16">HTML, CSS, PHP and SPARQL. When it is first loaded, the page is built using HTML and CSS, it then interacts with index.html and receives a variable </text:span><text:span text:style-name="T17">using PHP </text:span><text:span text:style-name="T16">via the POST method. </text:span><text:span text:style-name="T17">PHP is again used, this time in conjunction with the RAP RDF API library to performa a SPARQL query. The query connects to the endpoint biocrunch.dcs.aber.ac.uk:8890/sparql , where the RDF store has been created and searches the specific graph</text:span><text:span text:style-name="T17"><office:annotation><dc:creator>Unknown Author</dc:creator><dc:date>2013-04-09T21:45:38.48</dc:date><text:p text:style-name="P52"><text:span text:style-name="T19">Screenshot query? <text:s/>Explain it?</text:span></text:p></office:annotation></text:span><text:span text:style-name="T17">. </text:span><text:span text:style-name="T18">The query then specifically searches for all diseases which have a name, where the name is equal to the variable received from the POST method. All of the results are assigned to PHP variables, and are printed and tidied up using various aspects of PHP functions to produce the table of results.</text:span></text:p>
      <text:p text:style-name="P37"><text:span text:style-name="T18"/></text:p>
      <text:p text:style-name="Text_20_body"/>
      <text:p text:style-name="P8">##Design of system</text:p>
      <text:p text:style-name="P8"><text:soft-page-break/>what the page does</text:p>
      <text:p text:style-name="P8">what it interacts with</text:p>
      <text:p text:style-name="Standard">where it goes to</text:p>
      <text:p text:style-name="Standard">picture of page</text:p>
      <text:p text:style-name="Standard">where dat acomes from</text:p>
      <text:p text:style-name="Standard">technologys that page uses</text:p>
      <text:p text:style-name="Standard">^ design</text:p>
      <text:p text:style-name="Standard">how data is accesed?</text:p>
      <text:p text:style-name="Standard">why they do it</text:p>
      <text:p text:style-name="Standard">differences betwen similar pages</text:p>
      <text:p text:style-name="Standard"/>
      <text:list xml:id="list35242284" text:style-name="WWNum27">
        <text:list-item>
          <text:list>
            <text:list-item>
              <text:p text:style-name="P40"><text:bookmark-start text:name="__RefHeading__505_1464131013"/>Web<text:bookmark-start text:name="_Toc222978600"/> Interface Design<text:bookmark-end text:name="__RefHeading__505_1464131013"/><text:bookmark-end text:name="_Toc222978600"/></text:p>
            </text:list-item>
          </text:list>
        </text:list-item>
      </text:list>
      <text:p text:style-name="Text_20_body">The main influences for the Web Interface, were from Google and PhenomeBrowser[r]<office:annotation><dc:creator>Unknown Author</dc:creator><dc:date>2013-04-08T16:15:00</dc:date><text:p><text:span text:style-name="T20">reference</text:span></text:p></office:annotation>, and the main theme was to keep the pages very clean and streamlined. Google has one of the simplest approaches for any website, with only a single form input on its main page. This means that anybody of any ability with computers or the internet, and learn to operate it almost instantly. The results are also displayed in a very consistent manner, with no unnecessary clutter around the edges which focuses the user's attention to the relevant information. Google is also provides a mobile view, which means it works on varying devices, and is tailored for use on mobile view with the reduction of needless CSS and the scaling down of images<text:span text:style-name="Comment_20_Reference"><office:annotation><dc:creator>Staff and Students at Aber Uni</dc:creator><dc:date>2013-04-09T11:00:00</dc:date><text:p>mobile view</text:p></office:annotation></text:span>. This helps to optimises performance on less powerful devices increasing the target audience.</text:p>
      <text:p text:style-name="Text_20_body">The project aims to achieve these desired attributes and the first step was producing a CSS template which would look professional whilst retaining full functionality and remain very lightweight. The simple layout adds to the Web Site’s philosophy of keeping everything simple and streamlined, and this allows the user to concentrate on the work they require with no distractions. All results are produced in a very similar manner across the pages which increase the feeling of consistency and help the user navigate their way around. The results tables are also kept very simple, presenting all data to the user without compromise. The tables also have a ‘hover over<text:span text:style-name="Comment_20_Reference"><office:annotation><dc:creator>Staff and Students at Aber Uni</dc:creator><dc:date>2013-04-09T11:30:00</dc:date><text:p>hover over reference</text:p></office:annotation></text:span>’ function for each row, which highlights the whole row when a user moves their mouse cursor over it, and this means that it is very easy to scan across and see all information related to a certain disease<text:span text:style-name="Comment_20_Reference"><office:annotation><dc:creator>Staff and Students at Aber Uni</dc:creator><dc:date>2013-04-09T11:31:00</dc:date><text:p>screenshot</text:p></office:annotation></text:span>. There has also been care taken when adding libraries to the web pages, to ensure that there is no unnecessary data being loaded into the page. </text:p>
      <text:p text:style-name="Text_20_body">From PhenomeBrowser the project has picked up a lot of subtle additions which make the experience very pleasant for the user, such as having a link to the disease next to the result<text:span text:style-name="Comment_20_Reference"><office:annotation><dc:creator>Staff and Students at Aber Uni</dc:creator><dc:date>2013-04-09T10:30:00</dc:date><text:p>add screen shots</text:p></office:annotation></text:span>. As well as this the project has included the segregation of results depending on which genome they are form, e.g human, rat, mouse, and provides a very quick and easy way to navigate to and from these results despite the results page often being very large. The Project also mimics PhenomeBrowser by having the ability to start a new query on every page, enabling the user to never need to waste time going back to the start, as well as helping them if they come to a dead end, in terms of no search results.</text:p>
      <text:p text:style-name="Text_20_body">Additionally the Web Site needed to be similar in design to PhenomeBrowser so that users can be comfortable when switching between the two web sites and this will mean that they have a much better experience.</text:p>
      <text:p text:style-name="Text_20_body">One design aspect which is not taken from either of these two web pages, is the responsive design of the website. This is achieved by using CSS rules, to determine how big the device’s screen is, and serve the layout appropriately. It means that the page scales itself appropriately depending on the resolution of the screen to provide optimal viewing experience for the user without restricting content. For example on a laptop the layout’s width is shrunk to minimize horizontal scrolling, and on a smartphone the layout varies dependent on whether the phone is held landscape or portrait<text:span text:style-name="Comment_20_Reference"><office:annotation><dc:creator>Staff and Students at Aber Uni</dc:creator><dc:date>2013-04-09T11:51:00</dc:date><text:p>screenshot?</text:p></office:annotation></text:span>.</text:p>
      <text:p text:style-name="Text_20_body"><text:soft-page-break/>All of these factors result in a website which is minimalistic in its approach without compromising content or functionality. <text:s/>The web site is uncompromising on any device ranging from a desktop computer to a smartphone allowing a user to receive full functionality and a fast service regardless of their hardware.</text:p>
      <text:p text:style-name="Standard"/>
      <text:p text:style-name="Standard"><text:span text:style-name="Default_20_Paragraph_20_Font"><text:span text:style-name="T10">In terms of technical ability among users the project needed to ensure that it could be used by people with even the most basic of computer skills, whilst at the same time, it needs to be made in such a way that a skilled user does not find it frustrating. <text:s/>This meant that the process needed to be very </text:span></text:span><text:span text:style-name="Default_20_Paragraph_20_Font"><text:span text:style-name="T10">self-explanatory</text:span></text:span><text:span text:style-name="Default_20_Paragraph_20_Font"><text:span text:style-name="T10">, resisting the need for time consuming tutorials which would frustrate skilled users and add no benefit to the experience.</text:span></text:span><text:span text:style-name="Default_20_Paragraph_20_Font"><text:span text:style-name="T10"> As a result of this, it was imperative to keep the search field as simple as </text:span></text:span><text:span text:style-name="Default_20_Paragraph_20_Font"><text:span text:style-name="T10">possible, and to only require the user to enter a keyword(s). The search field allows the user to enter either a Disease name, Gene name or Genotype name, which neglects the need for multiple forms which could potentially confuse the user. </text:span></text:span><text:span text:style-name="Default_20_Paragraph_20_Font"><text:span text:style-name="T10">This also means that the user is not required to have any knowledge of the query language, SPARQL, and so the amount of time needed to learn how to use the application is very minimal, and neglects the need for any over the top tutorial. The web site does offer a page with a few example queries should the user feel the need to get help</text:span></text:span><text:span text:style-name="Comment_20_Reference"><office:annotation><dc:creator>Staff and Students at Aber Uni</dc:creator><dc:date>2013-04-09T12:49:00</dc:date><text:p>More here?</text:p><text:p>Screenshots also</text:p><text:p/></office:annotation></text:span><text:span text:style-name="Default_20_Paragraph_20_Font"><text:span text:style-name="T10">.</text:span></text:span></text:p>
      <text:p text:style-name="Standard"/>
      <text:p text:style-name="Standard"><text:span text:style-name="Default_20_Paragraph_20_Font"><text:span text:style-name="T10">##how</text:span></text:span></text:p>
      <text:p text:style-name="Standard"><text:span text:style-name="Default_20_Paragraph_20_Font"><text:span text:style-name="T10">##what</text:span></text:span></text:p>
      <text:p text:style-name="Standard"><text:span text:style-name="Default_20_Paragraph_20_Font"><text:span text:style-name="T10">##where</text:span></text:span></text:p>
      <text:p text:style-name="Standard"><text:span text:style-name="Default_20_Paragraph_20_Font"><text:span text:style-name="T10">##result</text:span></text:span></text:p>
      <text:p text:style-name="Standard"/>
      <text:p text:style-name="P15">In terms of area of expertise, the application would mostly be used by people who have an understanding of Biology or a related field. The application would not be much use to somebody who does not share this expertise, and so the terminology that can be used throughout the website can be aimed at this audience. In addition to this, the terminology used needs to be similar to the PhenomeBrowser web site, to enable smooth transitions between the two. As a result there is no need for heavy detail on each result explaining about the terms used which would clutter the page and distract from the important data. It would also frustrate Biologists who would know these terms and they may feel patronised if they are constantly receiving explanations about things.</text:p>
      <text:p text:style-name="Standard"/>
      <text:p text:style-name="Text_20_body">##web interface design</text:p>
      <text:p text:style-name="Standard">##why</text:p>
      <text:p text:style-name="Standard">##what</text:p>
      <text:p text:style-name="Standard"/>
      <text:list xml:id="list41745150" text:continue-numbering="true" text:style-name="WWNum27">
        <text:list-item>
          <text:list>
            <text:list-item>
              <text:p text:style-name="P40"><text:bookmark-start text:name="_Toc222978601"/><text:bookmark-start text:name="__RefHeading__507_1464131013"/>Other Relevant Sections<text:bookmark-end text:name="_Toc222978601"/><text:bookmark-end text:name="__RefHeading__507_1464131013"/></text:p>
            </text:list-item>
          </text:list>
        </text:list-item>
      </text:list>
      <text:p text:style-name="P19">Some example sub-sections may be as follows, but the specific sections are for you to decide .</text:p>
      <text:p text:style-name="P20"/>
      <text:p text:style-name="P3"/>
      <text:h text:style-name="Heading_20_3" text:outline-level="3"><text:bookmark-start text:name="_Toc222978602"/><text:bookmark-start text:name="__RefHeading__509_1464131013"/>Implementation<text:bookmark-end text:name="_Toc192777708"/><text:bookmark-end text:name="_Toc222978602"/> and Problems<text:bookmark-end text:name="__RefHeading__509_1464131013"/></text:h>
      <text:p text:style-name="P10"><text:bookmark-start text:name="_Toc192777712"/>The implementation should look at any issues you encountered as you tried to implement your design. During the work, you might have found that elements of your design were unnecessary or overly complex, perhaps third party libraries were available that simplified some of the functions that you intended to implement. If things were easier in some areas, then how did you adapt your project to take account of your findings?</text:p>
      <text:p text:style-name="P10"/>
      <text:p text:style-name="P10">It is more likely that things were more complex than you first thought. In particular, were there any problems or difficulties that you found during implementation that you had to address? Did such problems simply delay you or were they more significant? Your implementation might well be described in the same chapter as Problems (see project website).</text:p>
      <text:p text:style-name="P21">##complexity?</text:p>
      <text:p text:style-name="P20"/>
      <text:list xml:id="list41746646" text:continue-numbering="true" text:style-name="WWNum27">
        <text:list-item>
          <text:list>
            <text:list-item>
              <text:p text:style-name="P40">Initial Stages</text:p>
            </text:list-item>
          </text:list>
        </text:list-item>
      </text:list>
      <text:p text:style-name="Text_20_body">During the first stages of the project, it was very difficult to gauge an understanding of what the final product would look like. This was mainly due to a lack of knowledge about the project itself, and the technologies involved. As a result a lot of research was needed to be able to fully comprehend what the objective was, as well as understanding the technologies that would be relevant to the project,<office:annotation><dc:creator>Unknown Author</dc:creator><dc:date>2013-04-03T20:08:00</dc:date><text:p><text:span text:style-name="T20">More about first steps.</text:span></text:p><text:p/></office:annotation> and this was the first step that the project took.</text:p>
      <text:p text:style-name="Text_20_body">After the background research, a few Mock Ups of what the finished application should look like on a Web Site were created. These were done using a tool called Balsamiq Mockups, and enabled a fast way to provide very rough drawings.</text:p>
      <text:p text:style-name="Text_20_body">However, it was quickly discovered that it was very difficult to design a layout to present data, when the data wasn’t fully understood. This meant that more time was spent learning about the data the project would be dealing with, and the relationships it held. <text:s/>The result of this better understanding made much of the project a lot easier to implement, especially things like creating the queries as it was clear to see which pieces of data were required. Despite the initial delay it is obvious that the extra time taken at the beginning saved time later on in the project.</text:p>
      <text:list xml:id="list41739608" text:continue-numbering="true" text:style-name="WWNum27">
        <text:list-item>
          <text:list>
            <text:list-item>
              <text:p text:style-name="P40">Data Management System.</text:p>
            </text:list-item>
          </text:list>
        </text:list-item>
      </text:list>
      <text:p text:style-name="Text_20_body">The next step in the project was to set up the data management system. The main choice came between 4Store and Virtuoso, both of which are very well established and powerful applications. This was an important choice to make due to the size of data the project would be accessing, even a marginal increase in resource usage or speed, could have a knock on effect to the application. [r]<office:annotation><dc:creator>Unknown Author</dc:creator><dc:date>2013-04-04T16:07:00</dc:date><text:p><text:span text:style-name="T20">Performance ref</text:span></text:p><text:p><text:span text:style-name="T20">http://wifo5-03.informatik.uni-mannheim.de/bizer/berlinsparqlbenchmark/results/V6/index.html</text:span></text:p></office:annotation> Virtuoso beats it's competitors in most performance tests according to this article,[r] and as a result, coupled with the huge array of features that it offer it makes it an obvious choice for the project.</text:p>
      <text:p text:style-name="P15">Virtuoso is a very powerful application in its own right, allowing for command line, or</text:p>
      <text:p text:style-name="P16">browser interaction. It incorporates a vast amount of different aspects of common</text:p>
      <text:p text:style-name="P16">database functions, such as Content management and even Mail storage, as well as other</text:p>
      <text:p text:style-name="P16">abilities, into one place thus the “universal” part of the name. The main features related</text:p>
      <text:p text:style-name="P16">to the project, is it's capabilities with being able to hold an RDF store, as well as being</text:p>
      <text:p text:style-name="P17"><text:span text:style-name="Default_20_Paragraph_20_Font"><text:span text:style-name="T10">compatible with the SPARQL query language. Using the built in SPARQL query tool, user's can perform simple to complex queries on the data that has been uploaded.</text:span></text:span></text:p>
      <text:p text:style-name="P17"><text:span text:style-name="Default_20_Paragraph_20_Font"><text:span text:style-name="T10">The first problem that was discovered whilst using Virtuoso, was the command line interface. Virtuoso allows users to upload data via command line, which makes it perfect </text:span></text:span><text:soft-page-break/><text:span text:style-name="Default_20_Paragraph_20_Font"><text:span text:style-name="T10">for uploading files from a server without the need to copy them over to a local machine </text:span></text:span><text:span text:style-name="Default_20_Paragraph_20_Font"><text:span text:style-name="T10">first. <text:s/>However as default Virtuoso only allows a couple of directories to be used, and these include the /tmp on linux machines, and the directory in which Virtuoso is installed, which meant that it was not possible to upload data from the server.</text:span></text:span></text:p>
      <text:p text:style-name="P17"><text:span text:style-name="Default_20_Paragraph_20_Font"><text:span text:style-name="T10">Due to the excellent documentation provided on the Virtuoso web pages, and the Open Source community, a solution was quickly discovered which allowed the user to choose more directories. This didn't cause too much disruption to the project, and looking back it was merely a teething problem when using a new application. There were a few more cases of smaller incidents like this, but after getting used to the application it became quite comfortable to use, and after this it was very simple to upload some of the example data that had been created, and query it using the built in tool. <text:s/></text:span></text:span></text:p>
      <text:p text:style-name="P17"><text:span text:style-name="Default_20_Paragraph_20_Font"><text:span text:style-name="T10">A bigger problem that was encountered using Virtuoso, again came through the command line interface, and this time it was a problem with uploading the data. This is discussed in detail in section X</text:span></text:span><text:span text:style-name="Default_20_Paragraph_20_Font"><text:span text:style-name="T10"><office:annotation><dc:creator>Unknown Author</dc:creator><dc:date>2013-04-04T16:38:00</dc:date><text:p><text:span text:style-name="T20">Change to appropriate</text:span></text:p></office:annotation></text:span></text:span><text:span text:style-name="Default_20_Paragraph_20_Font"><text:span text:style-name="T10">, as it also includes a number of other factors which are yet to be explained.</text:span></text:span></text:p>
      <text:p text:style-name="P16"/>
      <text:list xml:id="list41725799" text:continue-numbering="true" text:style-name="WWNum27">
        <text:list-item>
          <text:list>
            <text:list-item>
              <text:p text:style-name="P40"><text:span text:style-name="Default_20_Paragraph_20_Font"><text:span text:style-name="T14">Creation and uploading of the RDF</text:span></text:span></text:p>
            </text:list-item>
          </text:list>
        </text:list-item>
      </text:list>
      <text:p text:style-name="Text_20_body"><text:span text:style-name="Default_20_Paragraph_20_Font"><text:span text:style-name="T10">As touched upon above, understanding the data was a very important part to the project, and this is very true when it came to parsing the data given into RDF format. <text:s/>Before creating a script to parse the data, there needed to be an understanding of how the data will look after being parsed. <text:s/>Again this was a case of understanding the objective before being able to write the method which produces the result. This meant that a schema needed to be created, which would help to describe the data, as well as provide a skeleton template which the parse scripts could use to format the RDF properly. <text:s/>The schema needed to be completely correct, as any small error would be replicated thousands of times due to the amount of data being parsed. Consequently this was not the case, but as a precaution only the first one hundred lines from each file being parsed were used so the errors were easy to fix and as a result not very time consuming. The biggest, and most time costly errors came from when the whole data set was put together and uploaded to the Virtuoso data store.</text:span></text:span></text:p>
      <text:p text:style-name="P30">Firstly, the creation of the full data set due to it's size, took many hours, for the largest file this was around eight hours, and would create a file that was over five times the size, mainly due to the mark up included in the file as opposed to the stripped nature of the original data. This meant that any time there was a problem with the server or if there was an error with the data created, the whole process would have to be restarted.</text:p>
      <text:p text:style-name="Text_20_body"><text:span text:style-name="Default_20_Paragraph_20_Font"><text:span text:style-name="T10">At first there was an issue with the file becoming to large to exist on the server as a single file, as the server didn't have sufficient memory to create it. As a result it had to be parsed into a number of smaller files. This then created the added step of having to knit the files back together once they had been created. This wasn't too difficult in terms of procedure, but it was very time consuming waiting for the process to run. Additionally, because the files were split at intervals dependent on their size there was many cases of RDF statements being cut in half. This meant having to manually fix all the problems, using command line editors such as VI[r]</text:span></text:span><text:span text:style-name="Default_20_Paragraph_20_Font"><text:span text:style-name="T10"><office:annotation><dc:creator>Unknown Author</dc:creator><dc:date>2013-04-05T14:20:00</dc:date><text:p><text:span text:style-name="T20">Vi reference?</text:span></text:p></office:annotation></text:span></text:span><text:span text:style-name="Default_20_Paragraph_20_Font"><text:span text:style-name="T10">, which wasn't too difficult but again took a long time. Another factor with manually editing the RDF, was that it is a lot more prone to errors by human typing, than when it was being parsed by a script, and this caused problems when uploading the RDF.</text:span></text:span></text:p>
      <text:p text:style-name="P30">As mentioned the only way to upload the RDF was through the command line interface provided by Virtuoso. The method of doing so was very straightforward and required just one command, but the issue was regarding the lack of feedback during the upload. While uploading files that were often well over 20Gb, there was no way of knowing how long the process was expected to take.</text:p>
      <text:p text:style-name="Text_20_body"><text:soft-page-break/><text:span text:style-name="Default_20_Paragraph_20_Font"><text:span text:style-name="T10">This was probably the worst aspect of Virtuoso that was found during the project, and it hindered the project massively, especially when there was an error in the RDF. <text:s/>When </text:span></text:span><text:span text:style-name="Default_20_Paragraph_20_Font"><text:span text:style-name="T10">this occurred the command line interface gave no indication that there was a problem and appeared to be processing the upload as normal. However, it would eventually stop and send an error back to the console about what was wrong, this feedback itself was helpful but the time it took to produce this feedback was often lengthy. For example whilst uploading a file that should of taken about 8 hours, the console didn’t return an error for 3 days, and still hadn't before it was terminated manually. Other times it would take longer than expected, only to return an error message regarding Line 1 of the RDF file. This was very time consuming and every time there was an error the whole process had to be restarted as there is no way of determining how much data, if any, had been uploaded, and there was also no way of starting an upload from where the last one failed. </text:span></text:span><text:span text:style-name="Default_20_Paragraph_20_Font"><text:span text:style-name="T10"><office:annotation><dc:creator>Unknown Author</dc:creator><dc:date>2013-04-05T16:11:00</dc:date><text:p><text:span text:style-name="T20">Reflection this part defo improved in future</text:span></text:p></office:annotation></text:span></text:span></text:p>
      <text:p text:style-name="P30">The whole process of getting all of the data loaded into the Virtuoso RDF store took place over a period of about two weeks, and as a result further delayed many other aspects of the project taking place. This is because for some functions, namely the comparison of diseases, it required a very complete data set for it to be tested properly. Even before the queries got that complex, it was still difficult to analyse if queries were correct if they were returning no results.</text:p>
      <text:p text:style-name="P30"/>
      <text:p text:style-name="Text_20_body"><text:span text:style-name="Default_20_Paragraph_20_Font"><text:span text:style-name="T10">##</text:span></text:span><text:bookmark-start text:name="cwos"/><text:span text:style-name="Default_20_Paragraph_20_Font"><text:span text:style-name="T10">2960</text:span></text:span><text:bookmark-end text:name="cwos"/></text:p>
      <text:list xml:id="list41753978" text:continue-numbering="true" text:style-name="WWNum27">
        <text:list-item>
          <text:list>
            <text:list-item>
              <text:p text:style-name="P40">Libraries <office:annotation><dc:creator>Unknown Author</dc:creator><dc:date>2013-04-04T15:19:00</dc:date><text:p><text:span text:style-name="T20">Better title?</text:span></text:p><text:p/></office:annotation></text:p>
            </text:list-item>
          </text:list>
        </text:list-item>
      </text:list>
      <text:p text:style-name="Text_20_body">The project had a heavy reliance on finding a library which allowed for the interaction between PHP and Virtuoso via SPARQL. After researching a few possibilities the only way of knowing for sure which would be suitable was by implementing the code and testing it. This was one of the first major steps in the project, and so it was important to pick a library that was easy to work with, and provided a lot of support.</text:p>
      <text:p text:style-name="Text_20_body">The first library used was called LibRDF. <text:s/>One of the main issues with this library was the lack of documentation that it came with, and this meant that it was very difficult to understand the abilities the library had, and whether it suited the projects needs. Despite these apprehensions <office:annotation><dc:creator>Unknown Author</dc:creator><dc:date>2013-04-03T20:15:00</dc:date><text:p><text:span text:style-name="T20">Another way of saying this</text:span></text:p><text:p/><text:p><text:span text:style-name="T20">Also references. Librdf and http://blog.literarymachine.net/?p=5</text:span></text:p></office:annotation>we decided that it was worthwhile to try and attempt to use this library, however after spending a few days trying to configure code to our needs, <text:s/>it became increasingly frustrating to have no documentation to look at. In hindsight it was very possible that this library would have been suitable but the time constraints on the project meant that we<office:annotation><dc:creator>Unknown Author</dc:creator><dc:date>2013-04-04T12:53:00</dc:date><text:p><text:span text:style-name="T20">We?</text:span></text:p></office:annotation> could not afford to waste time chasing red herrings and so it was decided that a new direction would be needed to take the project forward.</text:p>
      <text:p text:style-name="Text_20_body">This led to the discovery of a different library called RAP RDF API 0.96<office:annotation><dc:creator>Unknown Author</dc:creator><dc:date>2013-04-04T13:12:00</dc:date><text:p><text:span text:style-name="T20">Reference it.</text:span></text:p></office:annotation>. This hugely contrasted to LibRDF, as it had a huge amount of documentation and example code, which made the task of querying the RDF data very straightforward. To make sure that the library was suitable for the project, some example RDF was constructed, and then some very basic queries were tried out to ensure that it worked. [r] Using th<office:annotation><dc:creator>Unknown Author</dc:creator><dc:date>2013-04-03T21:17:00</dc:date><text:p><text:span text:style-name="T20">Code linked here?</text:span></text:p><text:p/></office:annotation>e documentation supplied, we<office:annotation><dc:creator>Unknown Author</dc:creator><dc:date>2013-04-03T21:21:00</dc:date><text:p><text:span text:style-name="T20">We again?</text:span></text:p></office:annotation> were able to perform queries locally as well as on the data stored on the server.</text:p>
      <text:p text:style-name="Text_20_body">The results were very pleasing and we were satisfied with how smooth the queries ran, as well as the flexibility it gave when printing out results. This was important as the results needed to be harnessed and displayed in a controlled way to enable the fulfilment of the projects objectives. Again, the time constraints of the project were factored into the decision, and it was decided that it wouldn’t be logical to search for other possible solutions after finding one that did everything the project needed. It was at this point that we felt safe that this was the correct choice for moving the project forward. <text:s/></text:p>
      <text:p text:style-name="Text_20_body"><text:soft-page-break/></text:p>
      <text:p text:style-name="Text_20_body"/>
      <text:p text:style-name="P3"/>
      <text:h text:style-name="Heading_20_3" text:outline-level="3"><text:bookmark-start text:name="_Toc222978603"/><text:bookmark-start text:name="__RefHeading__511_1464131013"/>Testing<text:bookmark-end text:name="_Toc192777712"/><text:bookmark-end text:name="_Toc222978603"/><text:bookmark-end text:name="__RefHeading__511_1464131013"/></text:h>
      <text:p text:style-name="P10">Detailed descriptions of every test case are definitely not what is required here. What is important is to show that you adopted a sensible strategy that was, in principle, capable of testing the system adequately even if you did not have the time to test the system fully.</text:p>
      <text:p text:style-name="P10"/>
      <text:p text:style-name="P10">Have you tested your system on ’real users’? For example, if your system is supposed to solve a problem for a business, then it would be appropriate to present your approach to involve the users in the testing process and to record the results that you obtained. Depending on the level of detail, it is likely that you would put any detailed results in an appendix.</text:p>
      <text:p text:style-name="P8"/>
      <text:list xml:id="list41751986" text:continue-numbering="true" text:style-name="WWNum27">
        <text:list-item>
          <text:list>
            <text:list-item>
              <text:p text:style-name="P40"><text:bookmark-start text:name="_Toc222978604"/><text:bookmark-start text:name="__RefHeading__513_1464131013"/><text:span text:style-name="Default_20_Paragraph_20_Font"><text:span text:style-name="T1">Overall Approach to Testing</text:span></text:span><text:bookmark-end text:name="_Toc222978604"/><text:bookmark-end text:name="__RefHeading__513_1464131013"/></text:p>
            </text:list-item>
          </text:list>
        </text:list-item>
      </text:list>
      <text:p text:style-name="P8"/>
      <text:list xml:id="list41725996" text:continue-numbering="true" text:style-name="WWNum27">
        <text:list-item>
          <text:list>
            <text:list-item>
              <text:p text:style-name="P40"><text:bookmark-start text:name="_Toc222978605"/><text:bookmark-start text:name="__RefHeading__515_1464131013"/><text:span text:style-name="Default_20_Paragraph_20_Font"><text:span text:style-name="T1">Automated Testing</text:span></text:span><text:bookmark-end text:name="_Toc222978605"/><text:bookmark-end text:name="__RefHeading__515_1464131013"/></text:p>
            </text:list-item>
          </text:list>
        </text:list-item>
      </text:list>
      <text:p text:style-name="P8"/>
      <text:h text:style-name="P45" text:outline-level="3"><text:bookmark-start text:name="_Toc222978606"/><text:bookmark-start text:name="__RefHeading__517_1464131013"/>Unit Tests<text:bookmark-end text:name="_Toc222978606"/><text:bookmark-end text:name="__RefHeading__517_1464131013"/></text:h>
      <text:p text:style-name="P8"/>
      <text:h text:style-name="P44" text:outline-level="3"><text:bookmark-start text:name="_Toc222978607"/><text:bookmark-start text:name="__RefHeading__519_1464131013"/><text:span text:style-name="Default_20_Paragraph_20_Font"><text:span text:style-name="T1">User Interface Testing</text:span></text:span><text:bookmark-end text:name="_Toc222978607"/><text:bookmark-end text:name="__RefHeading__519_1464131013"/></text:h>
      <text:p text:style-name="P8"/>
      <text:h text:style-name="P44" text:outline-level="3"><text:bookmark-start text:name="_Toc222978608"/><text:bookmark-start text:name="__RefHeading__521_1464131013"/><text:span text:style-name="Default_20_Paragraph_20_Font"><text:span text:style-name="T1">Stress Testing</text:span></text:span><text:bookmark-end text:name="_Toc222978608"/><text:bookmark-end text:name="__RefHeading__521_1464131013"/></text:h>
      <text:p text:style-name="P8"/>
      <text:h text:style-name="P44" text:outline-level="3"><text:bookmark-start text:name="_Toc222978609"/><text:bookmark-start text:name="__RefHeading__523_1464131013"/><text:span text:style-name="Default_20_Paragraph_20_Font"><text:span text:style-name="T1">Other Types of Testing</text:span></text:span><text:bookmark-end text:name="_Toc222978609"/><text:bookmark-end text:name="__RefHeading__523_1464131013"/></text:h>
      <text:p text:style-name="P8"/>
      <text:list xml:id="list41728014" text:continue-numbering="true" text:style-name="WWNum27">
        <text:list-item>
          <text:list>
            <text:list-item>
              <text:p text:style-name="P40"><text:bookmark-start text:name="_Toc222978610"/><text:bookmark-start text:name="__RefHeading__525_1464131013"/><text:span text:style-name="Default_20_Paragraph_20_Font"><text:span text:style-name="T1">Integration Testing</text:span></text:span><text:bookmark-end text:name="_Toc222978610"/><text:bookmark-end text:name="__RefHeading__525_1464131013"/></text:p>
            </text:list-item>
          </text:list>
        </text:list-item>
      </text:list>
      <text:p text:style-name="P8"/>
      <text:list xml:id="list41728109" text:continue-numbering="true" text:style-name="WWNum27">
        <text:list-item>
          <text:list>
            <text:list-item>
              <text:p text:style-name="P43"><text:bookmark-start text:name="_Toc222978611"/><text:bookmark-start text:name="__RefHeading__527_1464131013"/>User Testing<text:bookmark-end text:name="_Toc222978611"/><text:bookmark-end text:name="__RefHeading__527_1464131013"/></text:p>
            </text:list-item>
          </text:list>
        </text:list-item>
      </text:list>
      <text:p text:style-name="P8"/>
      <text:p text:style-name="P3"><text:bookmark-start text:name="_Toc192777716"/></text:p>
      <text:h text:style-name="Heading_20_3" text:outline-level="3"><text:bookmark-start text:name="_Toc222978612"/><text:bookmark-start text:name="__RefHeading__529_1464131013"/>Evaluation<text:bookmark-end text:name="_Toc192777716"/><text:bookmark-end text:name="_Toc222978612"/><text:bookmark-end text:name="__RefHeading__529_1464131013"/></text:h>
      <text:p text:style-name="P10">Examiners expect to find in your dissertation a section addressing such questions as:</text:p>
      <text:p text:style-name="P10"/>
      <text:list xml:id="list40173863" text:style-name="WWNum8">
        <text:list-item>
          <text:p text:style-name="P48">Were the requirements correctly identified?</text:p>
        </text:list-item>
        <text:list-item>
          <text:p text:style-name="P48">Were the design decisions correct?</text:p>
        </text:list-item>
        <text:list-item>
          <text:p text:style-name="P48">Could a more suitable set of tools have been chosen?</text:p>
        </text:list-item>
        <text:list-item>
          <text:p text:style-name="P48">How well did the software meet the needs of those who were expecting to use it?</text:p>
        </text:list-item>
        <text:list-item>
          <text:p text:style-name="P48">How well were any other project aims achieved?</text:p>
        </text:list-item>
        <text:list-item>
          <text:p text:style-name="P48">If you were starting again, what would you do differently?</text:p>
        </text:list-item>
      </text:list>
      <text:p text:style-name="P10"/>
      <text:p text:style-name="P10">Such material is regarded as an important part of the dissertation; it should demonstrate that you are capable not only of carrying out a piece of work but also of thinking critically about how you did it and how you might have done it better. This is seen as an important part of an honours degree.</text:p>
      <text:p text:style-name="P10"/>
      <text:p text:style-name="P10">There will be good things and room for improvement with any project. As you write this section, identify and discuss the parts of the work that went well and also consider ways in which the work could be improved.</text:p>
      <text:p text:style-name="P10"/>
      <text:p text:style-name="P10">The critical evaluation can sometimes be the weakest aspect of most project dissertations. We will discuss this in a future lecture and there are some additional points raised on the project website.</text:p>
      <text:p text:style-name="P19"/>
      <text:p text:style-name="Standard"/>
      <text:p text:style-name="P20"><text:bookmark-start text:name="_Toc192777717"/></text:p>
      <text:h text:style-name="P39" text:outline-level="1"><text:bookmark-start text:name="_Toc222978613"/><text:bookmark-start text:name="__RefHeading__531_1464131013"/>Appendices<text:bookmark-end text:name="_Toc192777717"/><text:bookmark-end text:name="_Toc222978613"/><text:bookmark-end text:name="__RefHeading__531_1464131013"/></text:h>
      <text:p text:style-name="Standard"/>
      <text:list xml:id="list40183736" text:style-name="WWNum22">
        <text:list-item text:start-value="1">
          <text:p text:style-name="P50"><text:bookmark-start text:name="_Toc222978614"/>Third-Party Code and Libraries<text:bookmark-end text:name="_Toc222978614"/></text:p>
        </text:list-item>
      </text:list>
      <text:p text:style-name="Standard">If you have made use of any third party code or software libraries, i.e. any code that you have not designed and written yourself, then you must include this appendix.</text:p>
      <text:p text:style-name="Standard"/>
      <text:p text:style-name="Standard">As has been said in lectures, it is acceptable and likely that you will make use of third-party code and software libraries. The key requirement is that we understand what is your original work and what work is based on that of other people.</text:p>
      <text:p text:style-name="Standard"/>
      <text:p text:style-name="Standard">Therefore, you need to clearly state what you have used and where the original material can be found. Also, if you have made any changes to the original versions, you must explain what you have changed.</text:p>
      <text:h text:style-name="Heading_20_1" text:outline-level="1"/>
      <text:p text:style-name="P22"/>
      <text:list xml:id="list41735543" text:continue-numbering="true" text:style-name="WWNum22">
        <text:list-item>
          <text:p text:style-name="P51"><text:bookmark-start text:name="_Toc222978615"/>Code Samples<text:bookmark-end text:name="_Toc222978615"/></text:p>
        </text:list-item>
      </text:list>
      <text:p text:style-name="Standard">This is an example appendix. <text:s/>Include as many appendices as you need. The appendices do not count towards the overall word count for the report.</text:p>
      <text:p text:style-name="P23"/>
      <text:p text:style-name="P3"><text:bookmark-start text:name="_Toc192777719"/></text:p>
      <text:h text:style-name="Heading_20_1" text:outline-level="1"><text:bookmark-start text:name="_Toc222978616"/><text:bookmark-start text:name="__RefHeading__533_1464131013"/>Annotated Bibliography<text:bookmark-end text:name="_Toc192777719"/><text:bookmark-end text:name="_Toc222978616"/><text:bookmark-end text:name="__RefHeading__533_1464131013"/></text:h>
      <text:p text:style-name="Standard">This final section should list all relevant resources that you have consulted in researching your project. Each reference should also include a brief annotation.</text:p>
      <text:p text:style-name="Standard"/>
      <text:list xml:id="list40182101" text:style-name="WWNum3">
        <text:list-item text:start-value="1">
          <text:p text:style-name="P49"><text:bookmark-start text:name="_Ref180721199"/><text:span text:style-name="Default_20_Paragraph_20_Font"><text:span text:style-name="T1">Sylvia Duckworth. A picture of a kitten at Hellifield Peel. </text:span></text:span><text:a xlink:type="simple" xlink:href="http://www.geograph.org.uk/photo/640959" office:target-frame-name="_top" xlink:show="replace">http://www.geograph.org.uk/photo/640959</text:a><text:span text:style-name="Default_20_Paragraph_20_Font"><text:span text:style-name="T1">, 2007. Copyright Sylvia Duckworth and licensed for reuse under a Creative Commons Attribution-Share Alike 2.0 Generic Licence. Accessed August 2011.</text:span></text:span><text:span text:style-name="Default_20_Paragraph_20_Font"><text:span text:style-name="T1"><text:line-break/></text:span></text:span><text:span text:style-name="Default_20_Paragraph_20_Font"><text:span text:style-name="T1"><text:line-break/>This is my annotation. I should add in a description here.</text:span></text:span></text:p>
        </text:list-item>
        <text:list-item>
          <text:p text:style-name="P49"><text:span text:style-name="Default_20_Paragraph_20_Font"><text:span text:style-name="T1">Mark Neal, Jan Feyereisl, Rosario Rascun</text:span></text:span>à,<text:span text:style-name="Default_20_Paragraph_20_Font"><text:span text:style-name="T1"> and Xiaolei Wang. Don’t touch me, I’m fine: Robot autonomy using an artificial innate immune system. In </text:span></text:span><text:span text:style-name="Default_20_Paragraph_20_Font"><text:span text:style-name="T4">Proceedings of the 5th International Conference on Artificial Immune Systems</text:span></text:span><text:span text:style-name="Default_20_Paragraph_20_Font"><text:span text:style-name="T1">, pages 349–361. Springer, 2006.</text:span></text:span><text:bookmark-end text:name="_Ref180721199"/> <text:s/><text:line-break/><text:line-break/>This paper…</text:p>
        </text:list-item>
        <text:list-item>
          <text:p text:style-name="P49"><text:bookmark-start text:name="_Ref180721201"/><text:span text:style-name="Default_20_Paragraph_20_Font"><text:span text:style-name="T1">W.H. Press et al. </text:span></text:span><text:span text:style-name="Default_20_Paragraph_20_Font"><text:span text:style-name="T4">Numerical recipes in C</text:span></text:span><text:span text:style-name="Default_20_Paragraph_20_Font"><text:span text:style-name="T1">. Cambridge University Press Cambridge, 1992.</text:span></text:span><text:bookmark-end text:name="_Ref180721201"/><text:span text:style-name="Default_20_Paragraph_20_Font"><text:span text:style-name="T1"><text:line-break/></text:span></text:span><text:span text:style-name="Default_20_Paragraph_20_Font"><text:span text:style-name="T1"><text:line-break/>This is my annotation. I can add in comments that are in </text:span></text:span><text:span text:style-name="Default_20_Paragraph_20_Font"><text:span text:style-name="T6">bold</text:span></text:span><text:span text:style-name="Default_20_Paragraph_20_Font"><text:span text:style-name="T1"> and </text:span></text:span><text:span text:style-name="Default_20_Paragraph_20_Font"><text:span text:style-name="T4">italics</text:span></text:span><text:span text:style-name="Default_20_Paragraph_20_Font"><text:span text:style-name="T5"> </text:span></text:span><text:span text:style-name="Default_20_Paragraph_20_Font"><text:span text:style-name="T1">and then further content.</text:span></text:span></text:p>
        </text:list-item>
        <text:list-item>
          <text:p text:style-name="P49"><text:bookmark-start text:name="_Ref180722753"/><text:span text:style-name="Default_20_Paragraph_20_Font"><text:span text:style-name="T1">Various. Fail blog. </text:span></text:span><text:a xlink:type="simple" xlink:href="http://www.failblog.org/" office:target-frame-name="_top" xlink:show="replace">http://www.failblog.org/</text:a><text:span text:style-name="Default_20_Paragraph_20_Font"><text:span text:style-name="T1">, August 2011. Accessed August 2011.</text:span></text:span><text:bookmark-end text:name="_Ref180722753"/><text:span text:style-name="Default_20_Paragraph_20_Font"><text:span text:style-name="T1"><text:line-break/></text:span></text:span><text:span text:style-name="Default_20_Paragraph_20_Font"><text:span text:style-name="T1"><text:line-break/>This is my annotation. I should add in a description here.</text:span></text:span></text:p>
        </text:list-item>
      </text:list>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ambria-Italic" svg:font-family="Cambria-Italic" style:font-family-generic="script"/>
    <style:font-face style:name="Segoe UI" svg:font-family="'Segoe UI'" style:font-family-generic="swiss"/>
    <style:font-face style:name="Courier New" svg:font-family="'Courier New'" style:font-family-generic="modern" style:font-pitch="fixed"/>
    <style:font-face style:name="Cambria" svg:font-family="Cambria" style:font-family-generic="roman" style:font-pitch="variable"/>
    <style:font-face style:name="Lucida Grande" svg:font-family="'Lucida Grande'" style:font-family-generic="roman" style:font-pitch="variable"/>
    <style:font-face style:name="Mangal" svg:font-family="Mangal" style:font-family-generic="roman" style:font-pitch="variable"/>
    <style:font-face style:name="Times" svg:font-family="Times" style:font-family-generic="roman" style:font-pitch="variable"/>
    <style:font-face style:name="Arial" svg:font-family="Arial" style:font-family-generic="swiss" style:font-pitch="variable"/>
    <style:font-face style:name="Calibri" svg:font-family="Calibri" style:font-family-generic="swiss" style:font-pitch="variable"/>
    <style:font-face style:name="Cambria1" svg:font-family="Cambria" style:font-family-generic="swiss" style:font-pitch="variable"/>
    <style:font-face style:name="DejaVu Sans" svg:font-family="'DejaVu Sans'" style:font-family-generic="swiss" style:font-pitch="variable"/>
    <style:font-face style:name="Microsoft YaHei" svg:font-family="'Microsoft YaHei'" style:font-family-generic="swiss" style:font-pitch="variable"/>
    <style:font-face style:name="Segoe UI1" svg:font-family="'Segoe UI'"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GB" fo:font-style="normal" style:text-underline-style="none" fo:font-weight="normal" style:letter-kerning="true" style:font-size-asian="10pt" style:language-asian="ja" style:country-asian="JP"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mbria" fo:font-size="10pt" fo:letter-spacing="normal" fo:language="en" fo:country="GB" fo:font-style="normal" style:text-underline-style="none" fo:font-weight="normal" style:letter-kerning="true" fo:background-color="transparent" style:font-name-asian="SimSun" style:font-size-asian="10pt" style:language-asian="ja" style:country-asian="JP" style:font-style-asian="normal" style:font-weight-asian="normal" style:font-name-complex="DejaVu Sans"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font-size="11pt" style:font-size-asian="11pt" style:font-size-complex="12pt"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size="14pt" style:font-name-asian="Microsoft YaHei" style:font-size-asian="14pt" style:font-name-complex="Mangal"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Heading_20_1" style:display-name="Heading 1" style:family="paragraph" style:parent-style-name="Standard" style:next-style-name="Text_20_body" style:default-outline-level="1" style:class="text">
      <style:paragraph-properties fo:margin-top="0.423cm" fo:margin-bottom="0cm" style:contextual-spacing="false" fo:keep-together="always" fo:hyphenation-ladder-count="no-limit" fo:keep-with-next="always"/>
      <style:text-properties style:font-name="Calibri" fo:font-size="16pt" fo:font-weight="bold" style:font-size-asian="16pt" style:font-weight-asian="bold" style:font-size-complex="16pt" style:font-weight-complex="bold" fo:hyphenate="false"/>
    </style:style>
    <style:style style:name="Heading_20_2" style:display-name="Heading 2" style:family="paragraph" style:parent-style-name="Standard" style:next-style-name="Text_20_body" style:default-outline-level="2" style:class="text">
      <style:paragraph-properties fo:margin-top="0.353cm" fo:margin-bottom="0cm" style:contextual-spacing="false" fo:keep-together="always" fo:hyphenation-ladder-count="no-limit" fo:keep-with-next="always"/>
      <style:text-properties style:font-name="Calibri" fo:font-size="13pt" fo:font-weight="bold" style:font-size-asian="13pt" style:font-weight-asian="bold" style:font-size-complex="13pt" style:font-weight-complex="bold" fo:hyphenate="false"/>
    </style:style>
    <style:style style:name="Heading_20_3" style:display-name="Heading 3" style:family="paragraph" style:parent-style-name="Standard" style:next-style-name="Text_20_body" style:default-outline-level="3" style:class="text">
      <style:paragraph-properties fo:margin="100%" fo:margin-left="0.891cm" fo:margin-right="0cm" fo:margin-top="0.353cm" fo:margin-bottom="0cm" style:contextual-spacing="false" fo:keep-together="always" fo:hyphenation-ladder-count="no-limit" fo:text-indent="-0.891cm" style:auto-text-indent="false" fo:keep-with-next="always">
        <style:tab-stops/>
      </style:paragraph-properties>
      <style:text-properties style:font-name="Calibri" fo:font-weight="bold" style:font-weight-asian="bold" style:font-weight-complex="bold" fo:hyphenate="false"/>
    </style:style>
    <style:style style:name="Heading_20_4" style:display-name="Heading 4" style:family="paragraph" style:parent-style-name="Standard" style:next-style-name="Text_20_body" style:default-outline-level="4" style:class="text">
      <style:paragraph-properties fo:margin-top="0.353cm" fo:margin-bottom="0cm" style:contextual-spacing="false" fo:keep-together="always" fo:hyphenation-ladder-count="no-limit" fo:keep-with-next="always"/>
      <style:text-properties fo:color="#4f81bd" style:font-name="Calibri" fo:font-style="italic" fo:font-weight="bold" style:font-style-asian="italic" style:font-weight-asian="bold" style:font-style-complex="italic" style:font-weight-complex="bold" fo:hyphenate="false"/>
    </style:style>
    <style:style style:name="Heading_20_5" style:display-name="Heading 5" style:family="paragraph" style:parent-style-name="Standard" style:next-style-name="Text_20_body" style:default-outline-level="5" style:class="text">
      <style:paragraph-properties fo:margin-top="0.353cm" fo:margin-bottom="0cm" style:contextual-spacing="false" fo:keep-together="always" fo:hyphenation-ladder-count="no-limit" fo:keep-with-next="always"/>
      <style:text-properties fo:color="#243f60" style:font-name="Calibri" fo:hyphenate="false"/>
    </style:style>
    <style:style style:name="Heading_20_6" style:display-name="Heading 6" style:family="paragraph" style:parent-style-name="Standard" style:next-style-name="Text_20_body" style:default-outline-level="6" style:class="text">
      <style:paragraph-properties fo:margin-top="0.353cm" fo:margin-bottom="0cm" style:contextual-spacing="false" fo:keep-together="always" fo:hyphenation-ladder-count="no-limit" fo:keep-with-next="always"/>
      <style:text-properties fo:color="#243f60" style:font-name="Calibri" fo:font-style="italic" style:font-style-asian="italic" style:font-style-complex="italic" fo:hyphenate="false"/>
    </style:style>
    <style:style style:name="Heading_20_7" style:display-name="Heading 7" style:family="paragraph" style:parent-style-name="Standard" style:next-style-name="Text_20_body" style:default-outline-level="7" style:class="text">
      <style:paragraph-properties fo:margin-top="0.353cm" fo:margin-bottom="0cm" style:contextual-spacing="false" fo:keep-together="always" fo:hyphenation-ladder-count="no-limit" fo:keep-with-next="always"/>
      <style:text-properties fo:color="#404040" style:font-name="Calibri" fo:font-style="italic" style:font-style-asian="italic" style:font-style-complex="italic" fo:hyphenate="false"/>
    </style:style>
    <style:style style:name="Heading_20_8" style:display-name="Heading 8" style:family="paragraph" style:parent-style-name="Standard" style:next-style-name="Text_20_body" style:default-outline-level="8" style:class="text">
      <style:paragraph-properties fo:margin-top="0.353cm" fo:margin-bottom="0cm" style:contextual-spacing="false" fo:keep-together="always" fo:hyphenation-ladder-count="no-limit" fo:keep-with-next="always"/>
      <style:text-properties fo:color="#404040" style:font-name="Calibri" fo:font-size="10pt" style:font-size-asian="10pt" style:font-size-complex="10pt" fo:hyphenate="false"/>
    </style:style>
    <style:style style:name="Heading_20_9" style:display-name="Heading 9" style:family="paragraph" style:parent-style-name="Standard" style:next-style-name="Text_20_body" style:default-outline-level="9" style:class="text">
      <style:paragraph-properties fo:margin-top="0.353cm" fo:margin-bottom="0cm" style:contextual-spacing="false" fo:keep-together="always" fo:hyphenation-ladder-count="no-limit" fo:keep-with-next="always"/>
      <style:text-properties fo:color="#404040" style:font-name="Calibri" fo:font-size="10pt" fo:font-style="italic" style:font-size-asian="10pt" style:font-style-asian="italic" style:font-size-complex="10pt" style:font-style-complex="italic"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Mangal"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Mangal"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Mangal" fo:hyphenate="false"/>
    </style:style>
    <style:style style:name="Header" style:family="paragraph" style:parent-style-name="Standard"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List_20_Paragraph" style:display-name="List Paragraph" style:family="paragraph" style:parent-style-name="Standard">
      <style:paragraph-properties fo:margin="100%" fo:margin-left="1.27cm" fo:margin-right="0cm" fo:hyphenation-ladder-count="no-limit" fo:text-indent="0cm" style:auto-text-indent="false">
        <style:tab-stops/>
      </style:paragraph-properties>
      <style:text-properties fo:hyphenate="false"/>
    </style:style>
    <style:style style:name="Contents_20_1" style:display-name="Contents 1" style:family="paragraph" style:parent-style-name="Standard" style:class="index">
      <style:paragraph-properties fo:margin-top="0.212cm" fo:margin-bottom="0cm" style:contextual-spacing="false" fo:hyphenation-ladder-count="no-limit">
        <style:tab-stops>
          <style:tab-stop style:position="17cm" style:type="right" style:leader-style="dotted" style:leader-text="."/>
        </style:tab-stops>
      </style:paragraph-properties>
      <style:text-properties fo:text-transform="uppercase" fo:font-weight="bold" style:font-weight-asian="bold" style:font-size-complex="11pt" fo:hyphenate="false"/>
    </style:style>
    <style:style style:name="Contents_20_2" style:display-name="Contents 2" style:family="paragraph" style:parent-style-name="Standard" style:class="index">
      <style:paragraph-properties fo:margin="100%" fo:margin-left="0.388cm" fo:margin-right="0cm" fo:hyphenation-ladder-count="no-limit" fo:text-indent="0cm" style:auto-text-indent="false">
        <style:tab-stops>
          <style:tab-stop style:position="16.501cm" style:type="right" style:leader-style="dotted" style:leader-text="."/>
        </style:tab-stops>
      </style:paragraph-properties>
      <style:text-properties fo:font-variant="small-caps" style:font-size-complex="11pt" fo:hyphenate="false"/>
    </style:style>
    <style:style style:name="Contents_20_3" style:display-name="Contents 3" style:family="paragraph" style:parent-style-name="Standard" style:class="index">
      <style:paragraph-properties fo:margin="100%" fo:margin-left="0.776cm" fo:margin-right="0cm" fo:hyphenation-ladder-count="no-limit" fo:text-indent="0cm" style:auto-text-indent="false">
        <style:tab-stops>
          <style:tab-stop style:position="16.002cm" style:type="right" style:leader-style="dotted" style:leader-text="."/>
        </style:tab-stops>
      </style:paragraph-properties>
      <style:text-properties fo:font-style="italic" style:font-style-asian="italic" style:font-size-complex="11pt" fo:hyphenate="false"/>
    </style:style>
    <style:style style:name="Contents_20_4" style:display-name="Contents 4" style:family="paragraph" style:parent-style-name="Standard" style:class="index">
      <style:paragraph-properties fo:margin="100%" fo:margin-left="1.164cm" fo:margin-right="0cm" fo:hyphenation-ladder-count="no-limit" fo:text-indent="0cm" style:auto-text-indent="false">
        <style:tab-stops>
          <style:tab-stop style:position="15.503cm" style:type="right" style:leader-style="dotted" style:leader-text="."/>
        </style:tab-stops>
      </style:paragraph-properties>
      <style:text-properties fo:font-size="9pt" style:font-size-asian="9pt" style:font-size-complex="9pt" fo:hyphenate="false"/>
    </style:style>
    <style:style style:name="Contents_20_5" style:display-name="Contents 5" style:family="paragraph" style:parent-style-name="Standard" style:class="index">
      <style:paragraph-properties fo:margin="100%" fo:margin-left="1.552cm" fo:margin-right="0cm" fo:hyphenation-ladder-count="no-limit" fo:text-indent="0cm" style:auto-text-indent="false">
        <style:tab-stops>
          <style:tab-stop style:position="15.004cm" style:type="right" style:leader-style="dotted" style:leader-text="."/>
        </style:tab-stops>
      </style:paragraph-properties>
      <style:text-properties fo:font-size="9pt" style:font-size-asian="9pt" style:font-size-complex="9pt" fo:hyphenate="false"/>
    </style:style>
    <style:style style:name="Contents_20_6" style:display-name="Contents 6" style:family="paragraph" style:parent-style-name="Standard" style:class="index">
      <style:paragraph-properties fo:margin="100%" fo:margin-left="1.94cm" fo:margin-right="0cm" fo:hyphenation-ladder-count="no-limit" fo:text-indent="0cm" style:auto-text-indent="false">
        <style:tab-stops>
          <style:tab-stop style:position="14.504cm" style:type="right" style:leader-style="dotted" style:leader-text="."/>
        </style:tab-stops>
      </style:paragraph-properties>
      <style:text-properties fo:font-size="9pt" style:font-size-asian="9pt" style:font-size-complex="9pt" fo:hyphenate="false"/>
    </style:style>
    <style:style style:name="Contents_20_7" style:display-name="Contents 7" style:family="paragraph" style:parent-style-name="Standard" style:class="index">
      <style:paragraph-properties fo:margin="100%" fo:margin-left="2.328cm" fo:margin-right="0cm" fo:hyphenation-ladder-count="no-limit" fo:text-indent="0cm" style:auto-text-indent="false">
        <style:tab-stops>
          <style:tab-stop style:position="14.005cm" style:type="right" style:leader-style="dotted" style:leader-text="."/>
        </style:tab-stops>
      </style:paragraph-properties>
      <style:text-properties fo:font-size="9pt" style:font-size-asian="9pt" style:font-size-complex="9pt" fo:hyphenate="false"/>
    </style:style>
    <style:style style:name="Contents_20_8" style:display-name="Contents 8" style:family="paragraph" style:parent-style-name="Standard" style:class="index">
      <style:paragraph-properties fo:margin="100%" fo:margin-left="2.716cm" fo:margin-right="0cm" fo:hyphenation-ladder-count="no-limit" fo:text-indent="0cm" style:auto-text-indent="false">
        <style:tab-stops>
          <style:tab-stop style:position="13.506cm" style:type="right" style:leader-style="dotted" style:leader-text="."/>
        </style:tab-stops>
      </style:paragraph-properties>
      <style:text-properties fo:font-size="9pt" style:font-size-asian="9pt" style:font-size-complex="9pt" fo:hyphenate="false"/>
    </style:style>
    <style:style style:name="Contents_20_9" style:display-name="Contents 9" style:family="paragraph" style:parent-style-name="Standard" style:class="index">
      <style:paragraph-properties fo:margin="100%" fo:margin-left="3.104cm" fo:margin-right="0cm" fo:hyphenation-ladder-count="no-limit" fo:text-indent="0cm" style:auto-text-indent="false">
        <style:tab-stops>
          <style:tab-stop style:position="13.007cm" style:type="right" style:leader-style="dotted" style:leader-text="."/>
        </style:tab-stops>
      </style:paragraph-properties>
      <style:text-properties fo:font-size="9pt" style:font-size-asian="9pt" style:font-size-complex="9pt" fo:hyphenate="false"/>
    </style:style>
    <style:style style:name="Comment_20_Text" style:display-name="Comment Text" style:family="paragraph" style:parent-style-name="Standard">
      <style:paragraph-properties fo:hyphenation-ladder-count="no-limit"/>
      <style:text-properties fo:font-size="12pt" style:font-size-asian="12pt" fo:hyphenate="false"/>
    </style:style>
    <style:style style:name="Comment_20_Subject" style:display-name="Comment Subject" style:family="paragraph" style:parent-style-name="Comment_20_Text">
      <style:paragraph-properties fo:hyphenation-ladder-count="no-limit"/>
      <style:text-properties fo:font-size="10pt" fo:font-weight="bold" style:font-size-asian="10pt" style:font-weight-asian="bold" style:font-size-complex="10pt" style:font-weight-complex="bold" fo:hyphenate="false"/>
    </style:style>
    <style:style style:name="Balloon_20_Text" style:display-name="Balloon Text" style:family="paragraph" style:parent-style-name="Standard">
      <style:paragraph-properties fo:hyphenation-ladder-count="no-limit"/>
      <style:text-properties style:font-name="Lucida Grande" fo:font-size="9pt" style:font-size-asian="9pt" style:font-size-complex="9pt" fo:hyphenate="false"/>
    </style:style>
    <style:style style:name="AppendixSection" style:family="paragraph" style:parent-style-name="Heading_20_2" style:default-outline-level="2" style:list-style-name="WWNum22">
      <style:paragraph-properties fo:margin="100%" fo:margin-left="0.751cm" fo:margin-right="0cm" fo:margin-top="0cm" fo:margin-bottom="0cm" style:contextual-spacing="false" fo:hyphenation-ladder-count="no-limit" fo:text-indent="-0.762cm" style:auto-text-indent="false">
        <style:tab-stops>
          <style:tab-stop style:position="0.635cm"/>
        </style:tab-stops>
      </style:paragraph-properties>
      <style:text-properties fo:hyphenate="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fo:font-size="16pt" fo:font-weight="bold" style:font-size-asian="16pt" style:font-weight-asian="bold" style:font-size-complex="16pt" style:font-weight-complex="bold"/>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style:font-name="Calibri"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style:font-name="Calibri" fo:font-size="11pt" fo:font-weight="bold" style:font-size-asian="11pt" style:font-weight-asian="bold" style:font-size-complex="12pt" style:font-weight-complex="bold"/>
    </style:style>
    <style:style style:name="Heading_20_4_20_Char" style:display-name="Heading 4 Char" style:family="text" style:parent-style-name="Default_20_Paragraph_20_Font">
      <style:text-properties fo:color="#4f81bd" style:font-name="Calibri" fo:font-size="11pt" fo:font-style="italic" fo:font-weight="bold" style:font-size-asian="11pt" style:font-style-asian="italic" style:font-weight-asian="bold" style:font-size-complex="12pt" style:font-style-complex="italic" style:font-weight-complex="bold"/>
    </style:style>
    <style:style style:name="Heading_20_5_20_Char" style:display-name="Heading 5 Char" style:family="text" style:parent-style-name="Default_20_Paragraph_20_Font">
      <style:text-properties fo:color="#243f60" style:font-name="Calibri" fo:font-size="11pt" style:font-size-asian="11pt" style:font-size-complex="12pt"/>
    </style:style>
    <style:style style:name="Heading_20_6_20_Char" style:display-name="Heading 6 Char" style:family="text" style:parent-style-name="Default_20_Paragraph_20_Font">
      <style:text-properties fo:color="#243f60" style:font-name="Calibri" fo:font-size="11pt" fo:font-style="italic" style:font-size-asian="11pt" style:font-style-asian="italic" style:font-size-complex="12pt" style:font-style-complex="italic"/>
    </style:style>
    <style:style style:name="Heading_20_7_20_Char" style:display-name="Heading 7 Char" style:family="text" style:parent-style-name="Default_20_Paragraph_20_Font">
      <style:text-properties fo:color="#404040" style:font-name="Calibri" fo:font-size="11pt" fo:font-style="italic" style:font-size-asian="11pt" style:font-style-asian="italic" style:font-size-complex="12pt" style:font-style-complex="italic"/>
    </style:style>
    <style:style style:name="Heading_20_8_20_Char" style:display-name="Heading 8 Char" style:family="text" style:parent-style-name="Default_20_Paragraph_20_Font">
      <style:text-properties fo:color="#404040" style:font-name="Calibri"/>
    </style:style>
    <style:style style:name="Heading_20_9_20_Char" style:display-name="Heading 9 Char" style:family="text" style:parent-style-name="Default_20_Paragraph_20_Font">
      <style:text-properties fo:color="#404040" style:font-name="Calibri" fo:font-style="italic" style:font-style-asian="italic" style:font-style-complex="italic"/>
    </style:style>
    <style:style style:name="Comment_20_Reference" style:display-name="Comment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fo:font-size="12pt" style:font-size-asian="12pt" style:font-size-complex="12pt"/>
    </style:style>
    <style:style style:name="Comment_20_Subject_20_Char" style:display-name="Comment Subject Char" style:family="text" style:parent-style-name="Comment_20_Text_20_Char">
      <style:text-properties fo:font-size="12pt" fo:font-weight="bold" style:font-size-asian="12pt" style:font-weight-asian="bold" style:font-size-complex="12pt" style:font-weight-complex="bold"/>
    </style:style>
    <style:style style:name="Balloon_20_Text_20_Char" style:display-name="Balloon Text Char" style:family="text" style:parent-style-name="Default_20_Paragraph_20_Font">
      <style:text-properties style:font-name="Lucida Grande" fo:font-size="9pt" style:font-size-asian="9pt" style:font-size-complex="9pt"/>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style>
    <style:style style:name="WW_5f_CharLFO7LVL9" style:display-name="WW_CharLFO7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style>
    <style:style style:name="WW_5f_CharLFO9LVL9" style:display-name="WW_CharLFO9LVL9" style:family="text">
      <style:text-properties style:font-name="Wingdings"/>
    </style:style>
    <style:style style:name="WW_5f_CharLFO19LVL1" style:display-name="WW_CharLFO19LVL1" style:family="text">
      <style:text-properties style:font-name="Symbol"/>
    </style:style>
    <style:style style:name="WW_5f_CharLFO19LVL2" style:display-name="WW_CharLFO19LVL2" style:family="text">
      <style:text-properties style:font-name="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style>
    <style:style style:name="WW_5f_CharLFO19LVL9" style:display-name="WW_CharLFO19LVL9" style:family="text">
      <style:text-properties style:font-name="Wingdings"/>
    </style:style>
    <style:style style:name="WW_5f_CharLFO20LVL1" style:display-name="WW_CharLFO20LVL1" style:family="text">
      <style:text-properties style:font-name="Symbol"/>
    </style:style>
    <style:style style:name="WW_5f_CharLFO20LVL2" style:display-name="WW_CharLFO20LVL2" style:family="text">
      <style:text-properties style:font-name="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style>
    <style:style style:name="WW_5f_CharLFO20LVL9" style:display-name="WW_CharLFO20LVL9" style:family="text">
      <style:text-properties style:font-name="Wingdings"/>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suffix="." style:num-format="1">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style-bullet>
      <text:list-level-style-number text:level="2" style:num-format="1">
        <style:list-level-properties/>
      </text:list-level-style-number>
      <text:list-level-style-number text:level="3" style:num-format="1">
        <style:list-level-properties/>
      </text:list-level-style-number>
      <text:list-level-style-number text:level="4" style:num-format="1">
        <style:list-level-properties/>
      </text:list-level-style-number>
      <text:list-level-style-number text:level="5" style:num-format="1">
        <style:list-level-properties/>
      </text:list-level-style-number>
      <text:list-level-style-number text:level="6" style:num-format="1">
        <style:list-level-properties/>
      </text:list-level-style-number>
      <text:list-level-style-number text:level="7" style:num-format="1">
        <style:list-level-properties/>
      </text:list-level-style-number>
      <text:list-level-style-number text:level="8" style:num-format="1">
        <style:list-level-properties/>
      </text:list-level-style-number>
      <text:list-level-style-number text:level="9"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7LVL1" text:bullet-char="">
        <style:list-level-properties/>
        <style:text-properties style:font-name="Symbol"/>
      </text:list-level-style-bullet>
      <text:list-level-style-bullet text:level="2" text:style-name="WW_5f_CharLFO7LVL2" text:bullet-char="o">
        <style:list-level-properties/>
        <style:text-properties style:font-name="Courier New"/>
      </text:list-level-style-bullet>
      <text:list-level-style-bullet text:level="3" text:style-name="WW_5f_CharLFO7LVL3" text:bullet-char="">
        <style:list-level-properties/>
        <style:text-properties style:font-name="Wingdings"/>
      </text:list-level-style-bullet>
      <text:list-level-style-bullet text:level="4" text:style-name="WW_5f_CharLFO7LVL4" text:bullet-char="">
        <style:list-level-properties/>
        <style:text-properties style:font-name="Symbol"/>
      </text:list-level-style-bullet>
      <text:list-level-style-bullet text:level="5" text:style-name="WW_5f_CharLFO7LVL5" text:bullet-char="o">
        <style:list-level-properties/>
        <style:text-properties style:font-name="Courier New"/>
      </text:list-level-style-bullet>
      <text:list-level-style-bullet text:level="6" text:style-name="WW_5f_CharLFO7LVL6" text:bullet-char="">
        <style:list-level-properties/>
        <style:text-properties style:font-name="Wingdings"/>
      </text:list-level-style-bullet>
      <text:list-level-style-bullet text:level="7" text:style-name="WW_5f_CharLFO7LVL7" text:bullet-char="">
        <style:list-level-properties/>
        <style:text-properties style:font-name="Symbol"/>
      </text:list-level-style-bullet>
      <text:list-level-style-bullet text:level="8" text:style-name="WW_5f_CharLFO7LVL8" text:bullet-char="o">
        <style:list-level-properties/>
        <style:text-properties style:font-name="Courier New"/>
      </text:list-level-style-bullet>
      <text:list-level-style-bullet text:level="9" text:style-name="WW_5f_CharLFO7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9LVL1" text:bullet-char="">
        <style:list-level-properties/>
        <style:text-properties style:font-name="Symbol"/>
      </text:list-level-style-bullet>
      <text:list-level-style-bullet text:level="2" text:style-name="WW_5f_CharLFO9LVL2" text:bullet-char="o">
        <style:list-level-properties/>
        <style:text-properties style:font-name="Courier New"/>
      </text:list-level-style-bullet>
      <text:list-level-style-bullet text:level="3" text:style-name="WW_5f_CharLFO9LVL3" text:bullet-char="">
        <style:list-level-properties/>
        <style:text-properties style:font-name="Wingdings"/>
      </text:list-level-style-bullet>
      <text:list-level-style-bullet text:level="4" text:style-name="WW_5f_CharLFO9LVL4" text:bullet-char="">
        <style:list-level-properties/>
        <style:text-properties style:font-name="Symbol"/>
      </text:list-level-style-bullet>
      <text:list-level-style-bullet text:level="5" text:style-name="WW_5f_CharLFO9LVL5" text:bullet-char="o">
        <style:list-level-properties/>
        <style:text-properties style:font-name="Courier New"/>
      </text:list-level-style-bullet>
      <text:list-level-style-bullet text:level="6" text:style-name="WW_5f_CharLFO9LVL6" text:bullet-char="">
        <style:list-level-properties/>
        <style:text-properties style:font-name="Wingdings"/>
      </text:list-level-style-bullet>
      <text:list-level-style-bullet text:level="7" text:style-name="WW_5f_CharLFO9LVL7" text:bullet-char="">
        <style:list-level-properties/>
        <style:text-properties style:font-name="Symbol"/>
      </text:list-level-style-bullet>
      <text:list-level-style-bullet text:level="8" text:style-name="WW_5f_CharLFO9LVL8" text:bullet-char="o">
        <style:list-level-properties/>
        <style:text-properties style:font-name="Courier New"/>
      </text:list-level-style-bullet>
      <text:list-level-style-bullet text:level="9" text:style-name="WW_5f_CharLFO9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I">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a" style:num-letter-sync="true">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prefix="(" style:num-suffix=")" style:num-format="i">
        <style:list-level-properties/>
      </text:list-level-style-number>
      <text:list-level-style-number text:level="8" style:num-prefix="(" style:num-suffix=")" style:num-format="a" style:num-letter-sync="true">
        <style:list-level-properties/>
      </text:list-level-style-number>
      <text:list-level-style-number text:level="9" style:num-prefix="(" style:num-suffix=")" style:num-format="i">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a" style:num-letter-sync="true">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prefix="(" style:num-suffix=")" style:num-format="i">
        <style:list-level-properties/>
      </text:list-level-style-number>
      <text:list-level-style-number text:level="8" style:num-prefix="(" style:num-suffix=")" style:num-format="a" style:num-letter-sync="true">
        <style:list-level-properties/>
      </text:list-level-style-number>
      <text:list-level-style-number text:level="9" style:num-prefix="(" style:num-suffix=")" style:num-format="i">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WW_5f_CharLFO19LVL1" text:bullet-char="">
        <style:list-level-properties/>
        <style:text-properties style:font-name="Symbol"/>
      </text:list-level-style-bullet>
      <text:list-level-style-bullet text:level="2" text:style-name="WW_5f_CharLFO19LVL2" text:bullet-char="o">
        <style:list-level-properties/>
        <style:text-properties style:font-name="Courier New"/>
      </text:list-level-style-bullet>
      <text:list-level-style-bullet text:level="3" text:style-name="WW_5f_CharLFO19LVL3" text:bullet-char="">
        <style:list-level-properties/>
        <style:text-properties style:font-name="Wingdings"/>
      </text:list-level-style-bullet>
      <text:list-level-style-bullet text:level="4" text:style-name="WW_5f_CharLFO19LVL4" text:bullet-char="">
        <style:list-level-properties/>
        <style:text-properties style:font-name="Symbol"/>
      </text:list-level-style-bullet>
      <text:list-level-style-bullet text:level="5" text:style-name="WW_5f_CharLFO19LVL5" text:bullet-char="o">
        <style:list-level-properties/>
        <style:text-properties style:font-name="Courier New"/>
      </text:list-level-style-bullet>
      <text:list-level-style-bullet text:level="6" text:style-name="WW_5f_CharLFO19LVL6" text:bullet-char="">
        <style:list-level-properties/>
        <style:text-properties style:font-name="Wingdings"/>
      </text:list-level-style-bullet>
      <text:list-level-style-bullet text:level="7" text:style-name="WW_5f_CharLFO19LVL7" text:bullet-char="">
        <style:list-level-properties/>
        <style:text-properties style:font-name="Symbol"/>
      </text:list-level-style-bullet>
      <text:list-level-style-bullet text:level="8" text:style-name="WW_5f_CharLFO19LVL8" text:bullet-char="o">
        <style:list-level-properties/>
        <style:text-properties style:font-name="Courier New"/>
      </text:list-level-style-bullet>
      <text:list-level-style-bullet text:level="9" text:style-name="WW_5f_CharLFO19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WW_5f_CharLFO20LVL1" text:bullet-char="">
        <style:list-level-properties/>
        <style:text-properties style:font-name="Symbol"/>
      </text:list-level-style-bullet>
      <text:list-level-style-bullet text:level="2" text:style-name="WW_5f_CharLFO20LVL2" text:bullet-char="o">
        <style:list-level-properties/>
        <style:text-properties style:font-name="Courier New"/>
      </text:list-level-style-bullet>
      <text:list-level-style-bullet text:level="3" text:style-name="WW_5f_CharLFO20LVL3" text:bullet-char="">
        <style:list-level-properties/>
        <style:text-properties style:font-name="Wingdings"/>
      </text:list-level-style-bullet>
      <text:list-level-style-bullet text:level="4" text:style-name="WW_5f_CharLFO20LVL4" text:bullet-char="">
        <style:list-level-properties/>
        <style:text-properties style:font-name="Symbol"/>
      </text:list-level-style-bullet>
      <text:list-level-style-bullet text:level="5" text:style-name="WW_5f_CharLFO20LVL5" text:bullet-char="o">
        <style:list-level-properties/>
        <style:text-properties style:font-name="Courier New"/>
      </text:list-level-style-bullet>
      <text:list-level-style-bullet text:level="6" text:style-name="WW_5f_CharLFO20LVL6" text:bullet-char="">
        <style:list-level-properties/>
        <style:text-properties style:font-name="Wingdings"/>
      </text:list-level-style-bullet>
      <text:list-level-style-bullet text:level="7" text:style-name="WW_5f_CharLFO20LVL7" text:bullet-char="">
        <style:list-level-properties/>
        <style:text-properties style:font-name="Symbol"/>
      </text:list-level-style-bullet>
      <text:list-level-style-bullet text:level="8" text:style-name="WW_5f_CharLFO20LVL8" text:bullet-char="o">
        <style:list-level-properties/>
        <style:text-properties style:font-name="Courier New"/>
      </text:list-level-style-bullet>
      <text:list-level-style-bullet text:level="9" text:style-name="WW_5f_CharLFO20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a" style:num-letter-sync="true">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prefix="(" style:num-suffix=")" style:num-format="i">
        <style:list-level-properties/>
      </text:list-level-style-number>
      <text:list-level-style-number text:level="8" style:num-prefix="(" style:num-suffix=")" style:num-format="a" style:num-letter-sync="true">
        <style:list-level-properties/>
      </text:list-level-style-number>
      <text:list-level-style-number text:level="9" style:num-prefix="(" style:num-suffix=")" style:num-format="i">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a" style:num-letter-sync="true">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prefix="(" style:num-suffix=")" style:num-format="i">
        <style:list-level-properties/>
      </text:list-level-style-number>
      <text:list-level-style-number text:level="8" style:num-prefix="(" style:num-suffix=")" style:num-format="a" style:num-letter-sync="true">
        <style:list-level-properties/>
      </text:list-level-style-number>
      <text:list-level-style-number text:level="9" style:num-prefix="(" style:num-suffix=")" style:num-format="i">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a" style:shadow="none">
        <style:tab-stops>
          <style:tab-stop style:position="7.62cm" style:type="center"/>
          <style:tab-stop style:position="14.753cm" style:type="right"/>
        </style:tab-stops>
      </style:paragraph-properties>
    </style:style>
    <style:style style:name="MP2" style:family="paragraph" style:parent-style-name="Footer">
      <style:paragraph-properties fo:text-align="center" style:justify-single-word="false"/>
    </style:style>
    <style:style style:name="MT1" style:family="text">
      <style:text-properties fo:language="en" fo:country="US"/>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175cm" fo:margin-right="3.175cm" style:writing-mode="lr-tb" style:footnote-max-height="0cm">
        <style:footnote-sep style:width="0.018cm" style:line-style="none"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1.27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175cm" fo:margin-right="3.175cm" style:writing-mode="lr-tb"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My Project Title<text:tab/><text:tab/>Your name (aoc9)</text:p>
      </style:header>
      <style:footer>
        <text:p text:style-name="MP2">Page <text:page-number text:select-page="current">24</text:page-number> of <text:span text:style-name="Default_20_Paragraph_20_Font"><text:span text:style-name="MT1">14</text:span></text:span></text:p>
        <text:p text:style-name="Footer"/>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58f22d5-270d05a-e2abed1-ea17a85-9b5702</meta:generator>
    <meta:initial-creator>Adam Connah</meta:initial-creator>
    <meta:creation-date>2013-03-21T20:43:00Z</meta:creation-date>
    <dc:date>2013-04-09T21:59:49.18</dc:date>
    <meta:editing-cycles>3</meta:editing-cycles>
    <meta:editing-duration>PT2H2M18S</meta:editing-duration>
    <meta:document-statistic meta:table-count="0" meta:image-count="0" meta:object-count="0" meta:page-count="24" meta:paragraph-count="275" meta:word-count="7120" meta:character-count="40849" meta:non-whitespace-character-count="3407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1575D21F.dotm"/>
  </office:meta>
</office:document-meta>
</file>